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939cm"/>
    </style:style>
    <style:style style:name="co2" style:family="table-column">
      <style:table-column-properties fo:break-before="auto" style:column-width="0.616cm"/>
    </style:style>
    <style:style style:name="co3" style:family="table-column">
      <style:table-column-properties fo:break-before="auto" style:column-width="0.196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0.811cm"/>
    </style:style>
    <style:style style:name="co7" style:family="table-column">
      <style:table-column-properties fo:break-before="auto" style:column-width="0.279cm"/>
    </style:style>
    <style:style style:name="co8" style:family="table-column">
      <style:table-column-properties fo:break-before="auto" style:column-width="1.314cm"/>
    </style:style>
    <style:style style:name="co9" style:family="table-column">
      <style:table-column-properties fo:break-before="auto" style:column-width="0.755cm"/>
    </style:style>
    <style:style style:name="co10" style:family="table-column">
      <style:table-column-properties fo:break-before="auto" style:column-width="0.448cm"/>
    </style:style>
    <style:style style:name="co11" style:family="table-column">
      <style:table-column-properties fo:break-before="auto" style:column-width="0.392cm"/>
    </style:style>
    <style:style style:name="co12" style:family="table-column">
      <style:table-column-properties fo:break-before="auto" style:column-width="2.60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ortrait_20_2_20_pages">
      <style:table-properties table:display="true" style:writing-mode="lr-tb"/>
    </style:style>
    <number:text-style style:name="N100">
      <number:text-content/>
    </number:text-style>
    <style:style style:name="ce2553" style:family="table-cell" style:parent-style-name="Standard_5f_sambareggae.xls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54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55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5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57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58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59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570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74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49" style:family="table-cell" style:parent-style-name="Default">
      <style:table-cell-properties fo:padding="0.071cm"/>
    </style:style>
    <style:style style:name="ce2579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81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8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5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3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4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85" style:family="table-cell" style:parent-style-name="Standard_5f_sambareggae.xls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8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58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89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590" style:family="table-cell" style:parent-style-name="Standard_5f_sambareggae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1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2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6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5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3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4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5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97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8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9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0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1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2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3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4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5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6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8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09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0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1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2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3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3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615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6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86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8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619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20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4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21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622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amba Reggae" table:style-name="ta1">
        <office:forms form:automatic-focus="false" form:apply-design-mode="false"/>
        <table:table-column table:style-name="co1" table:default-cell-style-name="ce2557"/>
        <table:table-column table:style-name="co2" table:default-cell-style-name="ce2557"/>
        <table:table-column table:style-name="co3" table:default-cell-style-name="ce2557"/>
        <table:table-column table:style-name="co4" table:number-columns-repeated="12" table:default-cell-style-name="ce2591"/>
        <table:table-column table:style-name="co5" table:default-cell-style-name="ce2591"/>
        <table:table-column table:style-name="co4" table:default-cell-style-name="ce2591"/>
        <table:table-column table:style-name="co6" table:default-cell-style-name="ce2591"/>
        <table:table-column table:style-name="co4" table:default-cell-style-name="ce2591"/>
        <table:table-column table:style-name="co7" table:default-cell-style-name="ce2557"/>
        <table:table-column table:style-name="co8" table:number-columns-repeated="3" table:default-cell-style-name="ce2557"/>
        <table:table-column table:style-name="co9" table:default-cell-style-name="ce2557"/>
        <table:table-column table:style-name="co8" table:default-cell-style-name="ce2557"/>
        <table:table-column table:style-name="co10" table:default-cell-style-name="ce2557"/>
        <table:table-column table:style-name="co11" table:default-cell-style-name="ce2557"/>
        <table:table-column table:style-name="co12" table:default-cell-style-name="ce2557"/>
        <table:table-column table:style-name="co8" table:number-columns-repeated="36" table:default-cell-style-name="ce2557"/>
        <table:table-row table:style-name="ro1">
          <table:table-cell table:style-name="ce2553" office:value-type="string" calcext:value-type="string">
            <text:p>Samba Reggae</text:p>
          </table:table-cell>
          <table:table-cell table:style-name="ce2554"/>
          <table:table-cell table:style-name="ce2586"/>
          <table:table-cell table:style-name="ce29" office:value-type="string" calcext:value-type="string" table:number-columns-spanned="11" table:number-rows-spanned="1">
            <text:p>tune sign: smoking a cigar/joint</text:p>
          </table:table-cell>
          <table:covered-table-cell table:number-columns-repeated="10" table:style-name="ce29"/>
          <table:table-cell table:number-columns-repeated="50"/>
        </table:table-row>
        <table:table-row table:style-name="ro2">
          <table:table-cell table:style-name="ce2554" table:number-columns-repeated="2"/>
          <table:table-cell table:style-name="ce2586"/>
          <table:table-cell table:style-name="ce2589"/>
          <table:table-cell table:style-name="ce2596"/>
          <table:table-cell table:style-name="ce2589"/>
          <table:table-cell table:style-name="ce2596"/>
          <table:table-cell/>
          <table:table-cell table:style-name="ce2589"/>
          <table:table-cell table:style-name="ce2608"/>
          <table:table-cell table:number-columns-repeated="54"/>
        </table:table-row>
        <table:table-row table:style-name="ro2">
          <table:table-cell table:style-name="ce2555" office:value-type="string" calcext:value-type="string">
            <text:p>Groove</text:p>
          </table:table-cell>
          <table:table-cell table:style-name="ce2556" table:number-columns-repeated="2"/>
          <table:table-cell table:style-name="ce2590" office:value-type="float" office:value="1" calcext:value-type="float">
            <text:p>1</text:p>
          </table:table-cell>
          <table:table-cell table:style-name="ce2590" table:number-columns-repeated="3"/>
          <table:table-cell table:style-name="ce2590" office:value-type="float" office:value="2" calcext:value-type="float">
            <text:p>2</text:p>
          </table:table-cell>
          <table:table-cell table:style-name="ce2590" table:number-columns-repeated="3"/>
          <table:table-cell table:style-name="ce2590" office:value-type="float" office:value="3" calcext:value-type="float">
            <text:p>3</text:p>
          </table:table-cell>
          <table:table-cell table:style-name="ce2590" table:number-columns-repeated="3"/>
          <table:table-cell table:style-name="ce2590" office:value-type="float" office:value="4" calcext:value-type="float">
            <text:p>4</text:p>
          </table:table-cell>
          <table:table-cell table:style-name="ce2590" table:number-columns-repeated="3"/>
          <table:table-cell/>
          <table:table-cell table:style-name="ce2620" table:number-columns-repeated="3"/>
          <table:table-cell table:number-columns-repeated="41"/>
        </table:table-row>
        <table:table-row table:style-name="ro2">
          <table:table-cell table:style-name="ce2556" table:number-columns-repeated="3"/>
          <table:table-cell table:number-columns-repeated="17"/>
          <table:table-cell table:style-name="ce2620" table:number-columns-repeated="3"/>
          <table:table-cell table:number-columns-repeated="41"/>
        </table:table-row>
        <table:table-row table:style-name="ro2">
          <table:table-cell office:value-type="string" calcext:value-type="string">
            <text:p>Low Surdo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92" office:value-type="float" office:value="0" calcext:value-type="float">
            <text:p>0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9"/>
          <table:table-cell table:style-name="ce2592" office:value-type="float" office:value="0" calcext:value-type="float">
            <text:p>0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/>
          <table:table-cell/>
          <table:table-cell table:style-name="ce1049"/>
          <table:table-cell table:number-columns-repeated="43"/>
        </table:table-row>
        <table:table-row table:style-name="ro2">
          <table:table-cell office:value-type="string" calcext:value-type="string">
            <text:p>Mid Surdo</text:p>
          </table:table-cell>
          <table:table-cell table:number-columns-repeated="2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 office:value-type="float" office:value="0" calcext:value-type="float">
            <text:p>0</text:p>
          </table:table-cell>
          <table:table-cell table:style-name="ce2597" table:number-columns-repeated="2"/>
          <table:table-cell table:style-name="ce2609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 office:value-type="float" office:value="0" calcext:value-type="float">
            <text:p>0</text:p>
          </table:table-cell>
          <table:table-cell table:style-name="ce2597" table:number-columns-repeated="2"/>
          <table:table-cell table:style-name="ce2603"/>
          <table:table-cell table:number-columns-repeated="5"/>
          <table:table-cell table:style-name="ce2584" table:number-columns-repeated="10"/>
          <table:table-cell table:number-columns-repeated="30"/>
        </table:table-row>
        <table:table-row table:style-name="ro2">
          <table:table-cell office:value-type="string" calcext:value-type="string">
            <text:p>High Surdo</text:p>
          </table:table-cell>
          <table:table-cell table:style-name="Default"/>
          <table:table-cell/>
          <table:table-cell table:style-name="ce2592" office:value-type="float" office:value="0" calcext:value-type="float">
            <text:p>0</text:p>
          </table:table-cell>
          <table:table-cell table:style-name="ce2597" table:number-columns-repeated="2"/>
          <table:table-cell table:style-name="ce2603"/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9"/>
          <table:table-cell table:style-name="ce2592" office:value-type="float" office:value="0" calcext:value-type="float">
            <text:p>0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number-columns-repeated="2"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number-columns-repeated="5"/>
          <table:table-cell table:style-name="ce2584" table:number-columns-repeated="10"/>
          <table:table-cell table:number-columns-repeated="30"/>
        </table:table-row>
        <table:table-row table:style-name="ro2">
          <table:table-cell table:number-columns-repeated="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9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/>
          <table:table-cell table:style-name="ce1049"/>
          <table:table-cell table:number-columns-repeated="43"/>
        </table:table-row>
        <table:table-row table:style-name="ro2">
          <table:table-cell office:value-type="string" calcext:value-type="string">
            <text:p>Repinique</text:p>
          </table:table-cell>
          <table:table-cell table:number-columns-repeated="2"/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9" office:value-type="string" calcext:value-type="string">
            <text:p>x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number-columns-repeated="5"/>
          <table:table-cell table:style-name="ce2584" table:number-columns-repeated="10"/>
          <table:table-cell table:number-columns-repeated="30"/>
        </table:table-row>
        <table:table-row table:style-name="ro2">
          <table:table-cell table:number-columns-repeated="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9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5"/>
          <table:table-cell table:style-name="ce2584" table:number-columns-repeated="10"/>
          <table:table-cell table:number-columns-repeated="30"/>
        </table:table-row>
        <table:table-row table:style-name="ro2">
          <table:table-cell office:value-type="string" calcext:value-type="string">
            <text:p>Snare</text:p>
          </table:table-cell>
          <table:table-cell table:number-columns-repeated="2"/>
          <table:table-cell table:style-name="ce2592" office:value-type="string" calcext:value-type="string">
            <text:p>x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9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603" office:value-type="string" calcext:value-type="string">
            <text:p>.</text:p>
          </table:table-cell>
          <table:table-cell table:number-columns-repeated="5"/>
          <table:table-cell table:style-name="ce2584" table:number-columns-repeated="10"/>
          <table:table-cell table:number-columns-repeated="30"/>
        </table:table-row>
        <table:table-row table:style-name="ro2">
          <table:table-cell table:number-columns-repeated="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9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5"/>
          <table:table-cell table:style-name="ce2584" table:number-columns-repeated="10"/>
          <table:table-cell table:number-columns-repeated="30"/>
        </table:table-row>
        <table:table-row table:style-name="ro2">
          <table:table-cell office:value-type="string" calcext:value-type="string">
            <text:p>Tamborim <text:s/></text:p>
          </table:table-cell>
          <table:table-cell table:number-columns-repeated="2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9"/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number-columns-repeated="5"/>
          <table:table-cell table:style-name="ce2584" table:number-columns-repeated="10"/>
          <table:table-cell table:number-columns-repeated="30"/>
        </table:table-row>
        <table:table-row table:style-name="ro2">
          <table:table-cell table:number-columns-repeated="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9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5"/>
          <table:table-cell table:style-name="ce2584" table:number-columns-repeated="10"/>
          <table:table-cell table:number-columns-repeated="30"/>
        </table:table-row>
        <table:table-row table:style-name="ro2">
          <table:table-cell office:value-type="string" calcext:value-type="string">
            <text:p>Agogô</text:p>
          </table:table-cell>
          <table:table-cell table:number-columns-repeated="2"/>
          <table:table-cell table:style-name="ce2592" office:value-type="string" calcext:value-type="string">
            <text:p>l</text:p>
          </table:table-cell>
          <table:table-cell table:style-name="ce2597"/>
          <table:table-cell table:style-name="ce2597" office:value-type="string" calcext:value-type="string">
            <text:p>h</text:p>
          </table:table-cell>
          <table:table-cell table:style-name="ce2603"/>
          <table:table-cell table:style-name="ce2592" office:value-type="string" calcext:value-type="string">
            <text:p>h</text:p>
          </table:table-cell>
          <table:table-cell table:style-name="ce2597"/>
          <table:table-cell table:style-name="ce2597" office:value-type="string" calcext:value-type="string">
            <text:p>l</text:p>
          </table:table-cell>
          <table:table-cell table:style-name="ce2609" office:value-type="string" calcext:value-type="string">
            <text:p>l</text:p>
          </table:table-cell>
          <table:table-cell table:style-name="ce2592"/>
          <table:table-cell table:style-name="ce2597" office:value-type="string" calcext:value-type="string">
            <text:p>h</text:p>
          </table:table-cell>
          <table:table-cell table:style-name="ce2597"/>
          <table:table-cell table:style-name="ce2603" office:value-type="string" calcext:value-type="string">
            <text:p>h</text:p>
          </table:table-cell>
          <table:table-cell table:style-name="ce2592" office:value-type="string" calcext:value-type="string">
            <text:p>h</text:p>
          </table:table-cell>
          <table:table-cell table:style-name="ce2597"/>
          <table:table-cell table:style-name="ce2597" office:value-type="string" calcext:value-type="string">
            <text:p>l</text:p>
          </table:table-cell>
          <table:table-cell table:style-name="ce2603"/>
          <table:table-cell table:number-columns-repeated="5"/>
          <table:table-cell table:style-name="ce2584" table:number-columns-repeated="10"/>
          <table:table-cell table:number-columns-repeated="30"/>
        </table:table-row>
        <table:table-row table:style-name="ro3">
          <table:table-cell table:style-name="ce2556"/>
          <table:table-cell table:number-columns-repeated="20"/>
          <table:table-cell table:style-name="ce2620" table:number-columns-repeated="2"/>
          <table:table-cell table:number-columns-repeated="41"/>
        </table:table-row>
        <table:table-row table:style-name="ro4">
          <table:table-cell table:style-name="ce2558" office:value-type="string" calcext:value-type="string">
            <text:p>Call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60" office:value-type="string" calcext:value-type="string">
            <text:p>fl</text:p>
          </table:table-cell>
          <table:table-cell table:style-name="ce2598"/>
          <table:table-cell table:style-name="ce2598" office:value-type="string" calcext:value-type="string">
            <text:p>R</text:p>
          </table:table-cell>
          <table:table-cell table:style-name="ce2604" office:value-type="string" calcext:value-type="string">
            <text:p>R</text:p>
          </table:table-cell>
          <table:table-cell table:style-name="ce2594"/>
          <table:table-cell table:number-columns-repeated="2" table:style-name="ce2598" office:value-type="string" calcext:value-type="string">
            <text:p>R</text:p>
          </table:table-cell>
          <table:table-cell table:style-name="ce2610"/>
          <table:table-cell table:style-name="ce2594" office:value-type="string" calcext:value-type="string">
            <text:p>R</text:p>
          </table:table-cell>
          <table:table-cell table:style-name="ce2602"/>
          <table:table-cell table:style-name="ce2598" office:value-type="string" calcext:value-type="string">
            <text:p>A</text:p>
          </table:table-cell>
          <table:table-cell table:style-name="ce2604"/>
          <table:table-cell table:style-name="ce2594" office:value-type="string" calcext:value-type="string">
            <text:p>A</text:p>
          </table:table-cell>
          <table:table-cell table:style-name="ce2598" table:number-columns-repeated="2"/>
          <table:table-cell table:style-name="ce2610"/>
          <table:table-cell table:style-name="ce2619"/>
          <table:table-cell table:style-name="ce1049"/>
          <table:table-cell table:style-name="ce2584" table:number-columns-repeated="3"/>
          <table:table-cell table:number-columns-repeated="40"/>
        </table:table-row>
        <table:table-row table:style-name="ro4">
          <table:table-cell table:style-name="ce2559"/>
          <table:table-cell office:value-type="float" office:value="2" calcext:value-type="float">
            <text:p>2</text:p>
          </table:table-cell>
          <table:table-cell/>
          <table:table-cell table:style-name="ce2159" office:value-type="string" calcext:value-type="string">
            <text:p>fl</text:p>
          </table:table-cell>
          <table:table-cell table:style-name="ce2597"/>
          <table:table-cell table:style-name="ce2597" office:value-type="string" calcext:value-type="string">
            <text:p>R</text:p>
          </table:table-cell>
          <table:table-cell table:style-name="ce2603" office:value-type="string" calcext:value-type="string">
            <text:p>R</text:p>
          </table:table-cell>
          <table:table-cell table:style-name="ce2592"/>
          <table:table-cell table:number-columns-repeated="2" table:style-name="ce2597" office:value-type="string" calcext:value-type="string">
            <text:p>R</text:p>
          </table:table-cell>
          <table:table-cell table:style-name="ce2609"/>
          <table:table-cell table:style-name="ce2592" office:value-type="string" calcext:value-type="string">
            <text:p>R</text:p>
          </table:table-cell>
          <table:table-cell table:style-name="ce2600"/>
          <table:table-cell table:style-name="ce2597" office:value-type="string" calcext:value-type="string">
            <text:p>A</text:p>
          </table:table-cell>
          <table:table-cell table:style-name="ce2603"/>
          <table:table-cell table:style-name="ce2592" office:value-type="string" calcext:value-type="string">
            <text:p>A</text:p>
          </table:table-cell>
          <table:table-cell table:style-name="ce2597" table:number-columns-repeated="2"/>
          <table:table-cell table:style-name="ce2609"/>
          <table:table-cell table:style-name="ce2619"/>
          <table:table-cell table:style-name="ce1049"/>
          <table:table-cell table:style-name="ce2584" table:number-columns-repeated="3"/>
          <table:table-cell table:number-columns-repeated="40"/>
        </table:table-row>
        <table:table-row table:style-name="ro4">
          <table:table-cell table:style-name="ce2570" office:value-type="string" calcext:value-type="string">
            <text:p>R = hit on repinique</text:p>
          </table:table-cell>
          <table:table-cell office:value-type="float" office:value="3" calcext:value-type="float">
            <text:p>3</text:p>
          </table:table-cell>
          <table:table-cell/>
          <table:table-cell table:style-name="ce2159" office:value-type="string" calcext:value-type="string">
            <text:p>fl</text:p>
          </table:table-cell>
          <table:table-cell table:style-name="ce2597"/>
          <table:table-cell table:style-name="ce2597" office:value-type="string" calcext:value-type="string">
            <text:p>R</text:p>
          </table:table-cell>
          <table:table-cell table:style-name="ce2603" office:value-type="string" calcext:value-type="string">
            <text:p>R</text:p>
          </table:table-cell>
          <table:table-cell table:style-name="ce2592"/>
          <table:table-cell table:number-columns-repeated="2" table:style-name="ce2597" office:value-type="string" calcext:value-type="string">
            <text:p>R</text:p>
          </table:table-cell>
          <table:table-cell table:style-name="ce2609"/>
          <table:table-cell table:style-name="ce2592" office:value-type="string" calcext:value-type="string">
            <text:p>R</text:p>
          </table:table-cell>
          <table:table-cell table:style-name="ce2613"/>
          <table:table-cell table:style-name="ce2597" office:value-type="string" calcext:value-type="string">
            <text:p>A</text:p>
          </table:table-cell>
          <table:table-cell table:style-name="ce2603"/>
          <table:table-cell table:style-name="ce2592" office:value-type="string" calcext:value-type="string">
            <text:p>A</text:p>
          </table:table-cell>
          <table:table-cell table:style-name="ce2597" table:number-columns-repeated="2"/>
          <table:table-cell table:style-name="ce2609"/>
          <table:table-cell table:style-name="ce2619"/>
          <table:table-cell table:style-name="ce1049" table:number-columns-repeated="5"/>
          <table:table-cell table:number-columns-repeated="39"/>
        </table:table-row>
        <table:table-row table:style-name="ro5">
          <table:table-cell table:style-name="ce1067" office:value-type="string" calcext:value-type="string">
            <text:p>fl = flare on repinique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92" office:value-type="string" calcext:value-type="string">
            <text:p>T</text:p>
          </table:table-cell>
          <table:table-cell table:style-name="ce2597" table:number-columns-repeated="2"/>
          <table:table-cell table:style-name="ce2603" office:value-type="string" calcext:value-type="string">
            <text:p>T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T</text:p>
          </table:table-cell>
          <table:table-cell table:style-name="ce2609"/>
          <table:table-cell table:style-name="ce2592"/>
          <table:table-cell table:style-name="ce2597"/>
          <table:table-cell table:style-name="ce2597" office:value-type="string" calcext:value-type="string">
            <text:p>T</text:p>
          </table:table-cell>
          <table:table-cell table:style-name="ce2603"/>
          <table:table-cell table:style-name="ce2592" office:value-type="string" calcext:value-type="string">
            <text:p>T</text:p>
          </table:table-cell>
          <table:table-cell table:style-name="ce2597" table:number-columns-repeated="2"/>
          <table:table-cell table:style-name="ce2609"/>
          <table:table-cell table:style-name="ce2619"/>
          <table:table-cell table:style-name="ce2584"/>
          <table:table-cell table:number-columns-repeated="3"/>
          <table:table-cell table:style-name="ce2584"/>
          <table:table-cell table:number-columns-repeated="39"/>
        </table:table-row>
        <table:table-row table:style-name="ro5">
          <table:table-cell office:value-type="string" calcext:value-type="string">
            <text:p>T = Tamborim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92" office:value-type="string" calcext:value-type="string">
            <text:p>T</text:p>
          </table:table-cell>
          <table:table-cell table:style-name="ce2597" table:number-columns-repeated="2"/>
          <table:table-cell table:style-name="ce2603" office:value-type="string" calcext:value-type="string">
            <text:p>T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T</text:p>
          </table:table-cell>
          <table:table-cell table:style-name="ce2609"/>
          <table:table-cell table:style-name="ce2592"/>
          <table:table-cell table:style-name="ce2597"/>
          <table:table-cell table:style-name="ce2597" office:value-type="string" calcext:value-type="string">
            <text:p>T</text:p>
          </table:table-cell>
          <table:table-cell table:style-name="ce2603"/>
          <table:table-cell table:style-name="ce2592" office:value-type="string" calcext:value-type="string">
            <text:p>T</text:p>
          </table:table-cell>
          <table:table-cell table:style-name="ce2597" table:number-columns-repeated="2"/>
          <table:table-cell table:style-name="ce2609"/>
          <table:table-cell table:style-name="ce2619"/>
          <table:table-cell table:style-name="ce1049"/>
          <table:table-cell table:number-columns-repeated="4"/>
          <table:table-cell table:style-name="ce2584" table:number-columns-repeated="39"/>
        </table:table-row>
        <table:table-row table:style-name="ro5">
          <table:table-cell table:style-name="ce2574"/>
          <table:table-cell table:number-columns-repeated="2"/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9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9" office:value-type="string" calcext:value-type="string">
            <text:p>.</text:p>
          </table:table-cell>
          <table:table-cell table:style-name="ce2619"/>
          <table:table-cell table:number-columns-repeated="5"/>
          <table:table-cell table:style-name="ce2584" table:number-columns-repeated="39"/>
        </table:table-row>
        <table:table-row table:style-name="ro5">
          <table:table-cell table:style-name="ce2574"/>
          <table:table-cell office:value-type="float" office:value="6" calcext:value-type="float">
            <text:p>6</text:p>
          </table:table-cell>
          <table:table-cell/>
          <table:table-cell table:style-name="ce2592" office:value-type="string" calcext:value-type="string">
            <text:p>T</text:p>
          </table:table-cell>
          <table:table-cell table:style-name="ce2597" table:number-columns-repeated="2"/>
          <table:table-cell table:style-name="ce2603" office:value-type="string" calcext:value-type="string">
            <text:p>T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T</text:p>
          </table:table-cell>
          <table:table-cell table:style-name="ce2609"/>
          <table:table-cell table:style-name="ce2592"/>
          <table:table-cell table:style-name="ce2597"/>
          <table:table-cell table:style-name="ce2597" office:value-type="string" calcext:value-type="string">
            <text:p>T</text:p>
          </table:table-cell>
          <table:table-cell table:style-name="ce2603"/>
          <table:table-cell table:style-name="ce2592" office:value-type="string" calcext:value-type="string">
            <text:p>T</text:p>
          </table:table-cell>
          <table:table-cell table:style-name="ce2597" table:number-columns-repeated="2"/>
          <table:table-cell table:style-name="ce2609"/>
          <table:table-cell table:style-name="ce2619"/>
          <table:table-cell table:number-columns-repeated="5"/>
          <table:table-cell table:style-name="ce2584" table:number-columns-repeated="39"/>
        </table:table-row>
        <table:table-row table:style-name="ro5">
          <table:table-cell table:style-name="ce2574"/>
          <table:table-cell table:number-columns-repeated="2"/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9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9" office:value-type="string" calcext:value-type="string">
            <text:p>.</text:p>
          </table:table-cell>
          <table:table-cell table:style-name="ce2619"/>
          <table:table-cell table:number-columns-repeated="44"/>
        </table:table-row>
        <table:table-row table:style-name="ro5">
          <table:table-cell table:style-name="ce2574"/>
          <table:table-cell office:value-type="float" office:value="7" calcext:value-type="float">
            <text:p>7</text:p>
          </table:table-cell>
          <table:table-cell/>
          <table:table-cell table:style-name="ce2592" office:value-type="string" calcext:value-type="string">
            <text:p>T</text:p>
          </table:table-cell>
          <table:table-cell table:style-name="ce2597" table:number-columns-repeated="2"/>
          <table:table-cell table:style-name="ce2603" office:value-type="string" calcext:value-type="string">
            <text:p>T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T</text:p>
          </table:table-cell>
          <table:table-cell table:style-name="ce2609"/>
          <table:table-cell table:style-name="ce2592"/>
          <table:table-cell table:style-name="ce2597"/>
          <table:table-cell table:style-name="ce2597" office:value-type="string" calcext:value-type="string">
            <text:p>T</text:p>
          </table:table-cell>
          <table:table-cell table:style-name="ce2603"/>
          <table:table-cell table:style-name="ce2592" office:value-type="string" calcext:value-type="string">
            <text:p>T</text:p>
          </table:table-cell>
          <table:table-cell table:style-name="ce2597"/>
          <table:table-cell table:style-name="ce2597" office:value-type="string" calcext:value-type="string">
            <text:p>ls</text:p>
          </table:table-cell>
          <table:table-cell table:style-name="ce2609"/>
          <table:table-cell table:style-name="ce2619"/>
          <table:table-cell table:number-columns-repeated="44"/>
        </table:table-row>
        <table:table-row table:style-name="ro5">
          <table:table-cell table:style-name="ce2574"/>
          <table:table-cell table:number-columns-repeated="2"/>
          <table:table-cell table:style-name="ce2593" office:value-type="string" calcext:value-type="string">
            <text:p>sn</text:p>
          </table:table-cell>
          <table:table-cell table:number-columns-repeated="2" table:style-name="ce2599" office:value-type="string" calcext:value-type="string">
            <text:p>.</text:p>
          </table:table-cell>
          <table:table-cell table:style-name="ce2605" office:value-type="string" calcext:value-type="string">
            <text:p>sn</text:p>
          </table:table-cell>
          <table:table-cell table:style-name="ce2593" office:value-type="string" calcext:value-type="string">
            <text:p>.</text:p>
          </table:table-cell>
          <table:table-cell table:style-name="ce2599" office:value-type="string" calcext:value-type="string">
            <text:p>.</text:p>
          </table:table-cell>
          <table:table-cell table:style-name="ce2599" office:value-type="string" calcext:value-type="string">
            <text:p>sn</text:p>
          </table:table-cell>
          <table:table-cell table:style-name="ce2611" office:value-type="string" calcext:value-type="string">
            <text:p>.</text:p>
          </table:table-cell>
          <table:table-cell table:style-name="ce2593" office:value-type="string" calcext:value-type="string">
            <text:p>.</text:p>
          </table:table-cell>
          <table:table-cell table:style-name="ce2599" office:value-type="string" calcext:value-type="string">
            <text:p>.</text:p>
          </table:table-cell>
          <table:table-cell table:style-name="ce2599" office:value-type="string" calcext:value-type="string">
            <text:p>sn</text:p>
          </table:table-cell>
          <table:table-cell table:style-name="ce2605" office:value-type="string" calcext:value-type="string">
            <text:p>.</text:p>
          </table:table-cell>
          <table:table-cell table:style-name="ce2593" office:value-type="string" calcext:value-type="string">
            <text:p>sn</text:p>
          </table:table-cell>
          <table:table-cell table:number-columns-repeated="2" table:style-name="ce2599" office:value-type="string" calcext:value-type="string">
            <text:p>.</text:p>
          </table:table-cell>
          <table:table-cell table:style-name="ce2611" office:value-type="string" calcext:value-type="string">
            <text:p>.</text:p>
          </table:table-cell>
          <table:table-cell table:style-name="ce2619"/>
          <table:table-cell table:number-columns-repeated="44"/>
        </table:table-row>
        <table:table-row table:style-name="ro5">
          <table:table-cell table:style-name="ce2574"/>
          <table:table-cell table:number-columns-repeated="2"/>
          <table:table-cell table:style-name="ce2557" table:number-columns-repeated="15"/>
          <table:table-cell table:style-name="ce2615" office:value-type="string" calcext:value-type="string">
            <text:p>ls = low surdo picks up</text:p>
          </table:table-cell>
          <table:table-cell table:number-columns-repeated="2"/>
          <table:table-cell table:style-name="ce2620" table:number-columns-repeated="2"/>
          <table:table-cell table:number-columns-repeated="41"/>
        </table:table-row>
        <table:table-row table:style-name="ro5">
          <table:table-cell table:style-name="ce1055"/>
          <table:table-cell table:style-name="ce1049" table:number-columns-repeated="19"/>
          <table:table-cell table:style-name="ce1549"/>
          <table:table-cell table:style-name="ce1049" table:number-columns-repeated="4"/>
          <table:table-cell table:number-columns-repeated="39"/>
        </table:table-row>
        <table:table-row table:style-name="ro5">
          <table:table-cell table:style-name="ce1550" office:value-type="string" calcext:value-type="string">
            <text:p>Clave</text:p>
          </table:table-cell>
          <table:table-cell table:style-name="ce1052" office:value-type="float" office:value="1" calcext:value-type="float">
            <text:p>1</text:p>
          </table:table-cell>
          <table:table-cell table:style-name="ce1052"/>
          <table:table-cell table:style-name="ce1192" office:value-type="string" calcext:value-type="string">
            <text:p>E</text:p>
          </table:table-cell>
          <table:table-cell table:style-name="ce1517"/>
          <table:table-cell table:style-name="ce1517" office:value-type="string" calcext:value-type="string">
            <text:p><text:s/></text:p>
          </table:table-cell>
          <table:table-cell table:style-name="ce1517" office:value-type="string" calcext:value-type="string">
            <text:p>E</text:p>
          </table:table-cell>
          <table:table-cell table:style-name="ce1192" office:value-type="string" calcext:value-type="string">
            <text:p><text:s/></text:p>
          </table:table-cell>
          <table:table-cell table:style-name="ce1517"/>
          <table:table-cell table:style-name="ce1517" office:value-type="string" calcext:value-type="string">
            <text:p>E</text:p>
          </table:table-cell>
          <table:table-cell table:style-name="ce1527"/>
          <table:table-cell table:style-name="ce1192" office:value-type="string" calcext:value-type="string">
            <text:p><text:s/></text:p>
          </table:table-cell>
          <table:table-cell table:style-name="ce1517"/>
          <table:table-cell table:style-name="ce1517" office:value-type="string" calcext:value-type="string">
            <text:p>E</text:p>
          </table:table-cell>
          <table:table-cell table:style-name="ce1517"/>
          <table:table-cell table:style-name="ce1192" office:value-type="string" calcext:value-type="string">
            <text:p>E</text:p>
          </table:table-cell>
          <table:table-cell table:style-name="ce1517"/>
          <table:table-cell table:style-name="ce1517" office:value-type="string" calcext:value-type="string">
            <text:p><text:s/></text:p>
          </table:table-cell>
          <table:table-cell table:style-name="ce1539"/>
          <table:table-cell table:style-name="ce1052" table:number-columns-repeated="2"/>
          <table:table-cell table:style-name="ce1067"/>
          <table:table-cell table:style-name="ce2622"/>
          <table:table-cell table:style-name="ce2584" table:number-columns-repeated="2"/>
          <table:table-cell table:number-columns-repeated="39"/>
        </table:table-row>
        <table:table-row table:style-name="ro5">
          <table:table-cell table:style-name="ce1057"/>
          <table:table-cell table:style-name="ce1052" table:number-columns-repeated="2"/>
          <table:table-cell table:style-name="ce1071" table:number-columns-repeated="7"/>
          <table:table-cell table:style-name="ce1067"/>
          <table:table-cell table:style-name="ce1071" table:number-columns-repeated="4"/>
          <table:table-cell table:style-name="ce1067"/>
          <table:table-cell table:style-name="ce1071" table:number-columns-repeated="3"/>
          <table:table-cell table:style-name="ce1052" table:number-columns-repeated="2"/>
          <table:table-cell table:style-name="ce1067"/>
          <table:table-cell table:style-name="ce2622"/>
          <table:table-cell table:style-name="ce2584" table:number-columns-repeated="2"/>
          <table:table-cell table:number-columns-repeated="39"/>
        </table:table-row>
        <table:table-row table:style-name="ro5">
          <table:table-cell table:style-name="ce2574"/>
          <table:table-cell table:number-columns-repeated="2"/>
          <table:table-cell table:style-name="ce2584" office:value-type="string" calcext:value-type="string">
            <text:p>CALL by repi</text:p>
          </table:table-cell>
          <table:table-cell table:style-name="ce2557" table:number-columns-repeated="15"/>
          <table:table-cell table:number-columns-repeated="2"/>
          <table:table-cell table:style-name="ce2620" table:number-columns-repeated="2"/>
          <table:table-cell table:number-columns-repeated="41"/>
        </table:table-row>
        <table:table-row table:style-name="ro5">
          <table:table-cell table:style-name="ce2558" office:value-type="string" calcext:value-type="string">
            <text:p>Break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2594" office:value-type="string" calcext:value-type="string">
            <text:p>x</text:p>
          </table:table-cell>
          <table:table-cell table:style-name="ce2598" office:value-type="string" calcext:value-type="string">
            <text:p>x</text:p>
          </table:table-cell>
          <table:table-cell table:style-name="ce2602"/>
          <table:table-cell table:style-name="ce2604" office:value-type="string" calcext:value-type="string">
            <text:p>x</text:p>
          </table:table-cell>
          <table:table-cell table:style-name="ce2594" office:value-type="string" calcext:value-type="string">
            <text:p>x</text:p>
          </table:table-cell>
          <table:table-cell table:style-name="ce2602"/>
          <table:table-cell table:style-name="ce2598" office:value-type="string" calcext:value-type="string">
            <text:p>x</text:p>
          </table:table-cell>
          <table:table-cell table:style-name="ce2604" office:value-type="string" calcext:value-type="string">
            <text:p>x</text:p>
          </table:table-cell>
          <table:table-cell table:style-name="ce2594" office:value-type="string" calcext:value-type="string">
            <text:p>x</text:p>
          </table:table-cell>
          <table:table-cell table:style-name="ce2598" office:value-type="string" calcext:value-type="string">
            <text:p>x</text:p>
          </table:table-cell>
          <table:table-cell table:style-name="ce2598" office:value-type="string" calcext:value-type="string">
            <text:p><text:s/></text:p>
          </table:table-cell>
          <table:table-cell table:style-name="ce2604" office:value-type="string" calcext:value-type="string">
            <text:p>x</text:p>
          </table:table-cell>
          <table:table-cell table:style-name="ce2594" office:value-type="string" calcext:value-type="string">
            <text:p>x</text:p>
          </table:table-cell>
          <table:table-cell table:style-name="ce2598" table:number-columns-repeated="2"/>
          <table:table-cell table:style-name="ce2604"/>
          <table:table-cell table:style-name="ce2619"/>
          <table:table-cell table:style-name="ce1049"/>
          <table:table-cell table:style-name="ce2584"/>
          <table:table-cell/>
          <table:table-cell table:style-name="ce2584"/>
          <table:table-cell table:number-columns-repeated="40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/>
          <table:table-cell table:style-name="ce2592" office:value-type="string" calcext:value-type="string">
            <text:p>A</text:p>
          </table:table-cell>
          <table:table-cell table:style-name="ce2600"/>
          <table:table-cell table:style-name="ce2597" office:value-type="string" calcext:value-type="string">
            <text:p>A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A</text:p>
          </table:table-cell>
          <table:table-cell table:style-name="ce2597" office:value-type="string" calcext:value-type="string">
            <text:p>A</text:p>
          </table:table-cell>
          <table:table-cell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A</text:p>
          </table:table-cell>
          <table:table-cell table:style-name="ce2592" office:value-type="string" calcext:value-type="string">
            <text:p>A</text:p>
          </table:table-cell>
          <table:table-cell table:style-name="ce2597"/>
          <table:table-cell table:style-name="ce2597" office:value-type="string" calcext:value-type="string">
            <text:p><text:s/></text:p>
          </table:table-cell>
          <table:table-cell table:style-name="ce2603"/>
          <table:table-cell table:style-name="ce2592" office:value-type="string" calcext:value-type="string">
            <text:p><text:s/></text:p>
          </table:table-cell>
          <table:table-cell table:style-name="ce2597" table:number-columns-repeated="2"/>
          <table:table-cell table:style-name="ce2616"/>
          <table:table-cell table:style-name="ce2619"/>
          <table:table-cell table:style-name="ce2584" table:number-columns-repeated="2"/>
          <table:table-cell/>
          <table:table-cell table:style-name="ce2584"/>
          <table:table-cell table:number-columns-repeated="40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/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x</text:p>
          </table:table-cell>
          <table:table-cell table:style-name="ce2600"/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style-name="ce2600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x</text:p>
          </table:table-cell>
          <table:table-cell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619"/>
          <table:table-cell table:number-columns-repeated="44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/>
          <table:table-cell table:style-name="ce2592" office:value-type="string" calcext:value-type="string">
            <text:p>A</text:p>
          </table:table-cell>
          <table:table-cell table:style-name="ce2597" table:number-columns-repeated="2"/>
          <table:table-cell table:style-name="ce2603" office:value-type="string" calcext:value-type="string">
            <text:p>A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A</text:p>
          </table:table-cell>
          <table:table-cell table:style-name="ce2603"/>
          <table:table-cell table:style-name="ce2592" office:value-type="string" calcext:value-type="string">
            <text:p>A</text:p>
          </table:table-cell>
          <table:table-cell table:style-name="ce2597"/>
          <table:table-cell table:style-name="ce2597" office:value-type="string" calcext:value-type="string">
            <text:p><text:s/></text:p>
          </table:table-cell>
          <table:table-cell table:style-name="ce2603"/>
          <table:table-cell table:style-name="ce2592" office:value-type="string" calcext:value-type="string">
            <text:p><text:s/></text:p>
          </table:table-cell>
          <table:table-cell table:style-name="ce2597" table:number-columns-repeated="2"/>
          <table:table-cell table:style-name="ce2603"/>
          <table:table-cell table:style-name="ce2619"/>
          <table:table-cell table:number-columns-repeated="44"/>
        </table:table-row>
        <table:table-row table:style-name="ro5">
          <table:table-cell table:style-name="ce2574"/>
          <table:table-cell office:value-type="float" office:value="5" calcext:value-type="float">
            <text:p>5</text:p>
          </table:table-cell>
          <table:table-cell/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619"/>
          <table:table-cell table:number-columns-repeated="44"/>
        </table:table-row>
        <table:table-row table:style-name="ro5">
          <table:table-cell table:style-name="ce2574"/>
          <table:table-cell office:value-type="float" office:value="6" calcext:value-type="float">
            <text:p>6</text:p>
          </table:table-cell>
          <table:table-cell/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sn</text:p>
          </table:table-cell>
          <table:table-cell table:style-name="ce2597"/>
          <table:table-cell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A</text:p>
          </table:table-cell>
          <table:table-cell table:style-name="ce2592" office:value-type="string" calcext:value-type="string">
            <text:p>A</text:p>
          </table:table-cell>
          <table:table-cell table:style-name="ce2597" table:number-columns-repeated="2"/>
          <table:table-cell table:style-name="ce2603"/>
          <table:table-cell table:style-name="ce2619"/>
          <table:table-cell table:style-name="ce2621"/>
          <table:table-cell table:number-columns-repeated="43"/>
        </table:table-row>
        <table:table-row table:style-name="ro5">
          <table:table-cell table:style-name="ce2574"/>
          <table:table-cell office:value-type="float" office:value="7" calcext:value-type="float">
            <text:p>7</text:p>
          </table:table-cell>
          <table:table-cell/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619"/>
          <table:table-cell table:number-columns-repeated="44"/>
        </table:table-row>
        <table:table-row table:style-name="ro5">
          <table:table-cell table:style-name="ce2574"/>
          <table:table-cell office:value-type="float" office:value="8" calcext:value-type="float">
            <text:p>8</text:p>
          </table:table-cell>
          <table:table-cell/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sn</text:p>
          </table:table-cell>
          <table:table-cell table:style-name="ce2597"/>
          <table:table-cell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A</text:p>
          </table:table-cell>
          <table:table-cell table:style-name="ce2592" office:value-type="string" calcext:value-type="string">
            <text:p>A</text:p>
          </table:table-cell>
          <table:table-cell table:style-name="ce2597" table:number-columns-repeated="2"/>
          <table:table-cell table:style-name="ce2603"/>
          <table:table-cell table:style-name="ce2619"/>
          <table:table-cell table:number-columns-repeated="44"/>
        </table:table-row>
        <table:table-row table:style-name="ro5">
          <table:table-cell table:style-name="ce2574"/>
          <table:table-cell office:value-type="float" office:value="9" calcext:value-type="float">
            <text:p>9</text:p>
          </table:table-cell>
          <table:table-cell/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619"/>
          <table:table-cell table:number-columns-repeated="44"/>
        </table:table-row>
        <table:table-row table:style-name="ro5">
          <table:table-cell table:style-name="ce2574"/>
          <table:table-cell office:value-type="float" office:value="10" calcext:value-type="float">
            <text:p>10</text:p>
          </table:table-cell>
          <table:table-cell/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sn</text:p>
          </table:table-cell>
          <table:table-cell table:style-name="ce2597"/>
          <table:table-cell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A</text:p>
          </table:table-cell>
          <table:table-cell table:style-name="ce2592" office:value-type="string" calcext:value-type="string">
            <text:p>A</text:p>
          </table:table-cell>
          <table:table-cell table:style-name="ce2597" table:number-columns-repeated="2"/>
          <table:table-cell table:style-name="ce2603"/>
          <table:table-cell table:style-name="ce2619"/>
          <table:table-cell table:number-columns-repeated="44"/>
        </table:table-row>
        <table:table-row table:style-name="ro5">
          <table:table-cell table:style-name="ce2574"/>
          <table:table-cell office:value-type="float" office:value="11" calcext:value-type="float">
            <text:p>11</text:p>
          </table:table-cell>
          <table:table-cell/>
          <table:table-cell table:style-name="ce2593" office:value-type="string" calcext:value-type="string">
            <text:p>sn</text:p>
          </table:table-cell>
          <table:table-cell table:number-columns-repeated="2" table:style-name="ce2599" office:value-type="string" calcext:value-type="string">
            <text:p><text:s/></text:p>
          </table:table-cell>
          <table:table-cell table:style-name="ce2605" office:value-type="string" calcext:value-type="string">
            <text:p>sn</text:p>
          </table:table-cell>
          <table:table-cell table:style-name="ce2593" office:value-type="string" calcext:value-type="string">
            <text:p><text:s/></text:p>
          </table:table-cell>
          <table:table-cell table:style-name="ce2599" office:value-type="string" calcext:value-type="string">
            <text:p><text:s/></text:p>
          </table:table-cell>
          <table:table-cell table:style-name="ce2599" office:value-type="string" calcext:value-type="string">
            <text:p>sn</text:p>
          </table:table-cell>
          <table:table-cell table:style-name="ce2605" office:value-type="string" calcext:value-type="string">
            <text:p><text:s/></text:p>
          </table:table-cell>
          <table:table-cell table:style-name="ce2593"/>
          <table:table-cell table:style-name="ce2599"/>
          <table:table-cell table:style-name="ce2599" office:value-type="string" calcext:value-type="string">
            <text:p>sn</text:p>
          </table:table-cell>
          <table:table-cell table:style-name="ce2605"/>
          <table:table-cell table:style-name="ce2593" office:value-type="string" calcext:value-type="string">
            <text:p>hs</text:p>
          </table:table-cell>
          <table:table-cell table:number-columns-repeated="2" table:style-name="ce2599" office:value-type="string" calcext:value-type="string">
            <text:p>hs</text:p>
          </table:table-cell>
          <table:table-cell table:style-name="ce2605" office:value-type="string" calcext:value-type="string">
            <text:p>hs</text:p>
          </table:table-cell>
          <table:table-cell table:style-name="ce2619"/>
          <table:table-cell table:style-name="ce1049"/>
          <table:table-cell table:number-columns-repeated="43"/>
        </table:table-row>
        <table:table-row table:style-name="ro5">
          <table:table-cell table:style-name="ce2574"/>
          <table:table-cell table:number-columns-repeated="2"/>
          <table:table-cell table:style-name="ce2557" table:number-columns-repeated="12"/>
          <table:table-cell table:style-name="ce1049"/>
          <table:table-cell table:style-name="ce2557" table:number-columns-repeated="2"/>
          <table:table-cell table:style-name="ce2615" office:value-type="string" calcext:value-type="string">
            <text:p>hs = high surdo picks up</text:p>
          </table:table-cell>
          <table:table-cell table:number-columns-repeated="2"/>
          <table:table-cell table:style-name="ce2620" table:number-columns-repeated="2"/>
          <table:table-cell table:number-columns-repeated="41"/>
        </table:table-row>
        <table:table-row table:style-name="ro5">
          <table:table-cell table:style-name="ce1049" table:number-columns-repeated="21"/>
          <table:table-cell/>
          <table:table-cell table:style-name="ce1049" table:number-columns-repeated="3"/>
          <table:table-cell table:number-columns-repeated="39"/>
        </table:table-row>
        <table:table-row table:style-name="ro5">
          <table:table-cell table:style-name="ce2574"/>
          <table:table-cell table:number-columns-repeated="2"/>
          <table:table-cell table:style-name="ce2584" office:value-type="string" calcext:value-type="string">
            <text:p>CALL by repi</text:p>
          </table:table-cell>
          <table:table-cell table:style-name="ce2557" table:number-columns-repeated="15"/>
          <table:table-cell table:style-name="ce1049"/>
          <table:table-cell table:style-name="ce2584"/>
          <table:table-cell/>
          <table:table-cell table:style-name="ce1049" table:number-columns-repeated="3"/>
          <table:table-cell table:number-columns-repeated="39"/>
        </table:table-row>
        <table:table-row table:style-name="ro5">
          <table:table-cell table:style-name="ce2558" office:value-type="string" calcext:value-type="string">
            <text:p>Break 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94" office:value-type="string" calcext:value-type="string">
            <text:p>x</text:p>
          </table:table-cell>
          <table:table-cell table:number-columns-repeated="2" table:style-name="ce2598" office:value-type="string" calcext:value-type="string">
            <text:p><text:s/></text:p>
          </table:table-cell>
          <table:table-cell table:style-name="ce2604" office:value-type="string" calcext:value-type="string">
            <text:p>x</text:p>
          </table:table-cell>
          <table:table-cell table:style-name="ce2594" office:value-type="string" calcext:value-type="string">
            <text:p><text:s/></text:p>
          </table:table-cell>
          <table:table-cell table:style-name="ce2598" office:value-type="string" calcext:value-type="string">
            <text:p><text:s/></text:p>
          </table:table-cell>
          <table:table-cell table:style-name="ce2598" office:value-type="string" calcext:value-type="string">
            <text:p>x</text:p>
          </table:table-cell>
          <table:table-cell table:style-name="ce2604" office:value-type="string" calcext:value-type="string">
            <text:p><text:s/></text:p>
          </table:table-cell>
          <table:table-cell table:style-name="ce2594" office:value-type="string" calcext:value-type="string">
            <text:p><text:s/></text:p>
          </table:table-cell>
          <table:table-cell table:style-name="ce2598" office:value-type="string" calcext:value-type="string">
            <text:p><text:s/></text:p>
          </table:table-cell>
          <table:table-cell table:style-name="ce2598" office:value-type="string" calcext:value-type="string">
            <text:p>x</text:p>
          </table:table-cell>
          <table:table-cell table:style-name="ce2604" office:value-type="string" calcext:value-type="string">
            <text:p><text:s/></text:p>
          </table:table-cell>
          <table:table-cell table:style-name="ce2594" office:value-type="string" calcext:value-type="string">
            <text:p>x+A</text:p>
          </table:table-cell>
          <table:table-cell table:number-columns-repeated="2" table:style-name="ce2598" office:value-type="string" calcext:value-type="string">
            <text:p>A</text:p>
          </table:table-cell>
          <table:table-cell table:style-name="ce2604" office:value-type="string" calcext:value-type="string">
            <text:p>A</text:p>
          </table:table-cell>
          <table:table-cell table:style-name="ce2619"/>
          <table:table-cell/>
          <table:table-cell table:style-name="ce1049" table:number-columns-repeated="4"/>
          <table:table-cell table:number-columns-repeated="39"/>
        </table:table-row>
        <table:table-row table:style-name="ro5">
          <table:table-cell table:style-name="ce2574"/>
          <table:table-cell office:value-type="float" office:value="2" calcext:value-type="float">
            <text:p>2</text:p>
          </table:table-cell>
          <table:table-cell/>
          <table:table-cell table:style-name="ce2592" office:value-type="string" calcext:value-type="string">
            <text:p>x</text:p>
          </table:table-cell>
          <table:table-cell table:number-columns-repeated="2"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<text:s/></text:p>
          </table:table-cell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<text:s/></text:p>
          </table:table-cell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x+A</text:p>
          </table:table-cell>
          <table:table-cell table:number-columns-repeated="2" table:style-name="ce2597" office:value-type="string" calcext:value-type="string">
            <text:p>A</text:p>
          </table:table-cell>
          <table:table-cell table:style-name="ce2603" office:value-type="string" calcext:value-type="string">
            <text:p>A</text:p>
          </table:table-cell>
          <table:table-cell table:style-name="ce2619"/>
          <table:table-cell/>
          <table:table-cell table:style-name="ce1049" table:number-columns-repeated="6"/>
          <table:table-cell table:style-name="ce2584"/>
          <table:table-cell table:number-columns-repeated="36"/>
        </table:table-row>
        <table:table-row table:style-name="ro5">
          <table:table-cell table:style-name="ce2574"/>
          <table:table-cell office:value-type="float" office:value="3" calcext:value-type="float">
            <text:p>3</text:p>
          </table:table-cell>
          <table:table-cell/>
          <table:table-cell table:style-name="ce2592" office:value-type="string" calcext:value-type="string">
            <text:p>x</text:p>
          </table:table-cell>
          <table:table-cell table:number-columns-repeated="2"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<text:s/></text:p>
          </table:table-cell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<text:s/></text:p>
          </table:table-cell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x+A</text:p>
          </table:table-cell>
          <table:table-cell table:number-columns-repeated="2" table:style-name="ce2597" office:value-type="string" calcext:value-type="string">
            <text:p>A</text:p>
          </table:table-cell>
          <table:table-cell table:style-name="ce2603" office:value-type="string" calcext:value-type="string">
            <text:p>A</text:p>
          </table:table-cell>
          <table:table-cell table:style-name="ce2619"/>
          <table:table-cell table:style-name="ce1049"/>
          <table:table-cell table:number-columns-repeated="4"/>
          <table:table-cell table:style-name="ce1049" table:number-columns-repeated="2"/>
          <table:table-cell table:style-name="ce2584"/>
          <table:table-cell table:number-columns-repeated="36"/>
        </table:table-row>
        <table:table-row table:style-name="ro5">
          <table:table-cell table:style-name="ce2579" office:value-type="string" calcext:value-type="string">
            <text:p><text:s text:c="2"/>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93" office:value-type="string" calcext:value-type="string">
            <text:p>x</text:p>
          </table:table-cell>
          <table:table-cell table:number-columns-repeated="2" table:style-name="ce2599" office:value-type="string" calcext:value-type="string">
            <text:p><text:s/></text:p>
          </table:table-cell>
          <table:table-cell table:style-name="ce2605" office:value-type="string" calcext:value-type="string">
            <text:p>x</text:p>
          </table:table-cell>
          <table:table-cell table:style-name="ce2593" office:value-type="string" calcext:value-type="string">
            <text:p><text:s/></text:p>
          </table:table-cell>
          <table:table-cell table:style-name="ce2599" office:value-type="string" calcext:value-type="string">
            <text:p><text:s/></text:p>
          </table:table-cell>
          <table:table-cell table:style-name="ce2599" office:value-type="string" calcext:value-type="string">
            <text:p>x</text:p>
          </table:table-cell>
          <table:table-cell table:style-name="ce2605" office:value-type="string" calcext:value-type="string">
            <text:p><text:s/></text:p>
          </table:table-cell>
          <table:table-cell table:style-name="ce2593" office:value-type="string" calcext:value-type="string">
            <text:p><text:s/></text:p>
          </table:table-cell>
          <table:table-cell table:style-name="ce2599" office:value-type="string" calcext:value-type="string">
            <text:p><text:s/></text:p>
          </table:table-cell>
          <table:table-cell table:style-name="ce2599" office:value-type="string" calcext:value-type="string">
            <text:p>x</text:p>
          </table:table-cell>
          <table:table-cell table:style-name="ce2605" office:value-type="string" calcext:value-type="string">
            <text:p><text:s/></text:p>
          </table:table-cell>
          <table:table-cell table:style-name="ce2593" office:value-type="string" calcext:value-type="string">
            <text:p>x+A</text:p>
          </table:table-cell>
          <table:table-cell table:number-columns-repeated="2" table:style-name="ce2599" office:value-type="string" calcext:value-type="string">
            <text:p>A</text:p>
          </table:table-cell>
          <table:table-cell table:style-name="ce2605" office:value-type="string" calcext:value-type="string">
            <text:p>A</text:p>
          </table:table-cell>
          <table:table-cell table:style-name="ce2619"/>
          <table:table-cell table:style-name="ce1049"/>
          <table:table-cell table:number-columns-repeated="6"/>
          <table:table-cell table:style-name="ce2584"/>
          <table:table-cell table:number-columns-repeated="36"/>
        </table:table-row>
        <table:table-row table:style-name="ro5" table:number-rows-repeated="3">
          <table:table-cell table:style-name="ce1049" table:number-columns-repeated="20"/>
          <table:table-cell table:style-name="ce2584"/>
          <table:table-cell table:number-columns-repeated="6"/>
          <table:table-cell table:style-name="ce2584"/>
          <table:table-cell table:number-columns-repeated="36"/>
        </table:table-row>
        <table:table-row table:style-name="ro5">
          <table:table-cell table:style-name="ce1049" table:number-columns-repeated="3"/>
          <table:table-cell table:style-name="ce1049" office:value-type="string" calcext:value-type="string">
            <text:p>snare continues playing this trough the break</text:p>
          </table:table-cell>
          <table:table-cell table:style-name="ce1049" table:number-columns-repeated="16"/>
          <table:table-cell table:style-name="ce2584"/>
          <table:table-cell table:number-columns-repeated="6"/>
          <table:table-cell table:style-name="ce2584"/>
          <table:table-cell table:number-columns-repeated="36"/>
        </table:table-row>
        <table:table-row table:style-name="ro5">
          <table:table-cell table:style-name="ce2558" office:value-type="string" calcext:value-type="string">
            <text:p>Break 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94" office:value-type="string" calcext:value-type="string">
            <text:p>sn</text:p>
          </table:table-cell>
          <table:table-cell table:number-columns-repeated="2" table:style-name="ce2598" office:value-type="string" calcext:value-type="string">
            <text:p>.</text:p>
          </table:table-cell>
          <table:table-cell table:style-name="ce2604" office:value-type="string" calcext:value-type="string">
            <text:p>.</text:p>
          </table:table-cell>
          <table:table-cell table:style-name="ce2594" office:value-type="string" calcext:value-type="string">
            <text:p>sn</text:p>
          </table:table-cell>
          <table:table-cell table:number-columns-repeated="2" table:style-name="ce2598" office:value-type="string" calcext:value-type="string">
            <text:p>.</text:p>
          </table:table-cell>
          <table:table-cell table:style-name="ce2610" office:value-type="string" calcext:value-type="string">
            <text:p>.</text:p>
          </table:table-cell>
          <table:table-cell table:style-name="ce2594" office:value-type="string" calcext:value-type="string">
            <text:p>sn</text:p>
          </table:table-cell>
          <table:table-cell table:number-columns-repeated="2" table:style-name="ce2598" office:value-type="string" calcext:value-type="string">
            <text:p>.</text:p>
          </table:table-cell>
          <table:table-cell table:style-name="ce2604" office:value-type="string" calcext:value-type="string">
            <text:p>.</text:p>
          </table:table-cell>
          <table:table-cell table:style-name="ce2594" office:value-type="string" calcext:value-type="string">
            <text:p>sn</text:p>
          </table:table-cell>
          <table:table-cell table:number-columns-repeated="2" table:style-name="ce2598" office:value-type="string" calcext:value-type="string">
            <text:p>.</text:p>
          </table:table-cell>
          <table:table-cell table:style-name="ce2604" office:value-type="string" calcext:value-type="string">
            <text:p>.</text:p>
          </table:table-cell>
          <table:table-cell table:style-name="ce2619"/>
          <table:table-cell table:number-columns-repeated="5"/>
          <table:table-cell table:style-name="ce1049" table:number-columns-repeated="2"/>
          <table:table-cell table:style-name="ce2584"/>
          <table:table-cell table:number-columns-repeated="36"/>
        </table:table-row>
        <table:table-row table:style-name="ro5">
          <table:table-cell table:style-name="ce1049"/>
          <table:table-cell office:value-type="float" office:value="2" calcext:value-type="float">
            <text:p>2</text:p>
          </table:table-cell>
          <table:table-cell/>
          <table:table-cell table:style-name="ce2592" office:value-type="string" calcext:value-type="string">
            <text:p>S </text:p>
          </table:table-cell>
          <table:table-cell table:style-name="ce2597" table:number-columns-repeated="2"/>
          <table:table-cell table:style-name="ce2603" office:value-type="string" calcext:value-type="string">
            <text:p>S</text:p>
          </table:table-cell>
          <table:table-cell table:style-name="ce2592" office:value-type="string" calcext:value-type="string">
            <text:p>S</text:p>
          </table:table-cell>
          <table:table-cell table:style-name="ce2597"/>
          <table:table-cell table:style-name="ce2597" office:value-type="string" calcext:value-type="string">
            <text:p>S</text:p>
          </table:table-cell>
          <table:table-cell table:style-name="ce2609" office:value-type="string" calcext:value-type="string">
            <text:p><text:s/></text:p>
          </table:table-cell>
          <table:table-cell table:style-name="ce2592" office:value-type="string" calcext:value-type="string">
            <text:p>S</text:p>
          </table:table-cell>
          <table:table-cell table:style-name="ce2597" office:value-type="string" calcext:value-type="string">
            <text:p>S</text:p>
          </table:table-cell>
          <table:table-cell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S</text:p>
          </table:table-cell>
          <table:table-cell table:style-name="ce2592" office:value-type="string" calcext:value-type="string">
            <text:p>S </text:p>
          </table:table-cell>
          <table:table-cell table:style-name="ce2597"/>
          <table:table-cell table:style-name="ce2597" office:value-type="string" calcext:value-type="string">
            <text:p>S</text:p>
          </table:table-cell>
          <table:table-cell table:style-name="ce2603"/>
          <table:table-cell table:style-name="ce2619"/>
          <table:table-cell/>
          <table:table-cell table:style-name="ce2584"/>
          <table:table-cell table:number-columns-repeated="3"/>
          <table:table-cell table:style-name="ce1049" table:number-columns-repeated="2"/>
          <table:table-cell table:style-name="ce2584"/>
          <table:table-cell table:number-columns-repeated="36"/>
        </table:table-row>
        <table:table-row table:style-name="ro5">
          <table:table-cell table:style-name="ce2574"/>
          <table:table-cell office:value-type="float" office:value="3" calcext:value-type="float">
            <text:p>3</text:p>
          </table:table-cell>
          <table:table-cell/>
          <table:table-cell table:style-name="ce2592" office:value-type="string" calcext:value-type="string">
            <text:p>A</text:p>
          </table:table-cell>
          <table:table-cell table:style-name="ce2597" table:number-columns-repeated="2"/>
          <table:table-cell table:style-name="ce2603" office:value-type="string" calcext:value-type="string">
            <text:p>A</text:p>
          </table:table-cell>
          <table:table-cell table:style-name="ce2592" office:value-type="string" calcext:value-type="string">
            <text:p><text:s/></text:p>
          </table:table-cell>
          <table:table-cell table:style-name="ce2597"/>
          <table:table-cell table:style-name="ce2597" office:value-type="string" calcext:value-type="string">
            <text:p>A</text:p>
          </table:table-cell>
          <table:table-cell table:style-name="ce2609" office:value-type="string" calcext:value-type="string">
            <text:p><text:s/></text:p>
          </table:table-cell>
          <table:table-cell table:style-name="ce2592"/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A</text:p>
          </table:table-cell>
          <table:table-cell table:style-name="ce2603"/>
          <table:table-cell table:style-name="ce2592" office:value-type="string" calcext:value-type="string">
            <text:p><text:s/></text:p>
          </table:table-cell>
          <table:table-cell table:style-name="ce2597" table:number-columns-repeated="2"/>
          <table:table-cell table:style-name="ce2603"/>
          <table:table-cell table:style-name="ce2619"/>
          <table:table-cell/>
          <table:table-cell table:style-name="ce2584"/>
          <table:table-cell table:number-columns-repeated="3"/>
          <table:table-cell table:style-name="ce1049" table:number-columns-repeated="2"/>
          <table:table-cell table:number-columns-repeated="37"/>
        </table:table-row>
        <table:table-row table:style-name="ro5">
          <table:table-cell table:style-name="ce2574"/>
          <table:table-cell office:value-type="float" office:value="4" calcext:value-type="float">
            <text:p>4</text:p>
          </table:table-cell>
          <table:table-cell/>
          <table:table-cell table:style-name="ce2592" office:value-type="string" calcext:value-type="string">
            <text:p>S </text:p>
          </table:table-cell>
          <table:table-cell table:style-name="ce2597" table:number-columns-repeated="2"/>
          <table:table-cell table:style-name="ce2603" office:value-type="string" calcext:value-type="string">
            <text:p>S</text:p>
          </table:table-cell>
          <table:table-cell table:style-name="ce2592" office:value-type="string" calcext:value-type="string">
            <text:p>S</text:p>
          </table:table-cell>
          <table:table-cell table:style-name="ce2597"/>
          <table:table-cell table:style-name="ce2597" office:value-type="string" calcext:value-type="string">
            <text:p>S</text:p>
          </table:table-cell>
          <table:table-cell table:style-name="ce2609" office:value-type="string" calcext:value-type="string">
            <text:p><text:s/></text:p>
          </table:table-cell>
          <table:table-cell table:style-name="ce2592" office:value-type="string" calcext:value-type="string">
            <text:p>S</text:p>
          </table:table-cell>
          <table:table-cell table:style-name="ce2597" office:value-type="string" calcext:value-type="string">
            <text:p>S</text:p>
          </table:table-cell>
          <table:table-cell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S</text:p>
          </table:table-cell>
          <table:table-cell table:style-name="ce2592" office:value-type="string" calcext:value-type="string">
            <text:p>S </text:p>
          </table:table-cell>
          <table:table-cell table:style-name="ce2597"/>
          <table:table-cell table:style-name="ce2597" office:value-type="string" calcext:value-type="string">
            <text:p>S</text:p>
          </table:table-cell>
          <table:table-cell table:style-name="ce2603"/>
          <table:table-cell table:style-name="ce2619"/>
          <table:table-cell/>
          <table:table-cell table:style-name="ce2584" table:number-columns-repeated="4"/>
          <table:table-cell table:number-columns-repeated="39"/>
        </table:table-row>
        <table:table-row table:style-name="ro5">
          <table:table-cell table:style-name="ce2574"/>
          <table:table-cell office:value-type="float" office:value="5" calcext:value-type="float">
            <text:p>5</text:p>
          </table:table-cell>
          <table:table-cell/>
          <table:table-cell table:style-name="ce2592" office:value-type="string" calcext:value-type="string">
            <text:p>A</text:p>
          </table:table-cell>
          <table:table-cell table:style-name="ce2597" table:number-columns-repeated="2"/>
          <table:table-cell table:style-name="ce2603" office:value-type="string" calcext:value-type="string">
            <text:p>A</text:p>
          </table:table-cell>
          <table:table-cell table:style-name="ce2592" office:value-type="string" calcext:value-type="string">
            <text:p><text:s/></text:p>
          </table:table-cell>
          <table:table-cell table:style-name="ce2597"/>
          <table:table-cell table:style-name="ce2597" office:value-type="string" calcext:value-type="string">
            <text:p>A</text:p>
          </table:table-cell>
          <table:table-cell table:style-name="ce2609" office:value-type="string" calcext:value-type="string">
            <text:p><text:s/></text:p>
          </table:table-cell>
          <table:table-cell table:style-name="ce2592"/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A</text:p>
          </table:table-cell>
          <table:table-cell table:style-name="ce2603"/>
          <table:table-cell table:style-name="ce2592" office:value-type="string" calcext:value-type="string">
            <text:p><text:s/></text:p>
          </table:table-cell>
          <table:table-cell table:style-name="ce2597" table:number-columns-repeated="2"/>
          <table:table-cell table:style-name="ce2603"/>
          <table:table-cell/>
          <table:table-cell table:style-name="ce1049"/>
          <table:table-cell table:style-name="ce2584" table:number-columns-repeated="4"/>
          <table:table-cell table:number-columns-repeated="39"/>
        </table:table-row>
        <table:table-row table:style-name="ro5">
          <table:table-cell office:value-type="string" calcext:value-type="string">
            <text:p>fl = flare on repinique</text:p>
          </table:table-cell>
          <table:table-cell office:value-type="float" office:value="6" calcext:value-type="float">
            <text:p>6</text:p>
          </table:table-cell>
          <table:table-cell/>
          <table:table-cell table:style-name="ce2592" office:value-type="string" calcext:value-type="string">
            <text:p>S </text:p>
          </table:table-cell>
          <table:table-cell table:style-name="ce2597" table:number-columns-repeated="2"/>
          <table:table-cell table:style-name="ce2603" office:value-type="string" calcext:value-type="string">
            <text:p>S</text:p>
          </table:table-cell>
          <table:table-cell table:style-name="ce2592" office:value-type="string" calcext:value-type="string">
            <text:p>S</text:p>
          </table:table-cell>
          <table:table-cell table:style-name="ce2597"/>
          <table:table-cell table:style-name="ce2597" office:value-type="string" calcext:value-type="string">
            <text:p>S</text:p>
          </table:table-cell>
          <table:table-cell table:style-name="ce2609" office:value-type="string" calcext:value-type="string">
            <text:p><text:s/></text:p>
          </table:table-cell>
          <table:table-cell table:style-name="ce2592" office:value-type="string" calcext:value-type="string">
            <text:p>S</text:p>
          </table:table-cell>
          <table:table-cell table:style-name="ce2597" office:value-type="string" calcext:value-type="string">
            <text:p>fl</text:p>
          </table:table-cell>
          <table:table-cell table:style-name="ce2597" office:value-type="string" calcext:value-type="string">
            <text:p>R</text:p>
          </table:table-cell>
          <table:table-cell table:style-name="ce2603"/>
          <table:table-cell table:style-name="ce2592" office:value-type="string" calcext:value-type="string">
            <text:p>R</text:p>
          </table:table-cell>
          <table:table-cell table:style-name="ce2597"/>
          <table:table-cell table:style-name="ce2597" office:value-type="string" calcext:value-type="string">
            <text:p>R</text:p>
          </table:table-cell>
          <table:table-cell table:style-name="ce2603"/>
          <table:table-cell table:number-columns-repeated="3"/>
          <table:table-cell table:style-name="ce2584" table:number-columns-repeated="3"/>
          <table:table-cell table:number-columns-repeated="39"/>
        </table:table-row>
        <table:table-row table:style-name="ro5">
          <table:table-cell office:value-type="string" calcext:value-type="string">
            <text:p>R = hit on repinique</text:p>
          </table:table-cell>
          <table:table-cell table:number-columns-repeated="2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9"/>
          <table:table-cell table:style-name="ce2592" office:value-type="string" calcext:value-type="string">
            <text:p><text:s/></text:p>
          </table:table-cell>
          <table:table-cell table:style-name="ce2597" office:value-type="string" calcext:value-type="string">
            <text:p><text:s/></text:p>
          </table:table-cell>
          <table:table-cell table:style-name="ce2597"/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T+h</text:p>
          </table:table-cell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T+h</text:p>
          </table:table-cell>
          <table:table-cell table:style-name="ce2603" office:value-type="string" calcext:value-type="string">
            <text:p><text:s/></text:p>
          </table:table-cell>
          <table:table-cell/>
          <table:table-cell table:style-name="ce1049"/>
          <table:table-cell table:number-columns-repeated="43"/>
        </table:table-row>
        <table:table-row table:style-name="ro5">
          <table:table-cell table:style-name="ce16" office:value-type="string" calcext:value-type="string" table:number-columns-spanned="1" table:number-rows-spanned="2">
            <text:p>T+h = Tamborin + high agogô bell</text:p>
          </table:table-cell>
          <table:table-cell office:value-type="float" office:value="7" calcext:value-type="float">
            <text:p>7</text:p>
          </table:table-cell>
          <table:table-cell/>
          <table:table-cell table:style-name="ce2592" office:value-type="string" calcext:value-type="string">
            <text:p>S </text:p>
          </table:table-cell>
          <table:table-cell table:style-name="ce2597" table:number-columns-repeated="2"/>
          <table:table-cell table:style-name="ce2603" office:value-type="string" calcext:value-type="string">
            <text:p>S</text:p>
          </table:table-cell>
          <table:table-cell table:style-name="ce2592" office:value-type="string" calcext:value-type="string">
            <text:p>S</text:p>
          </table:table-cell>
          <table:table-cell table:style-name="ce2597"/>
          <table:table-cell table:style-name="ce2597" office:value-type="string" calcext:value-type="string">
            <text:p>S</text:p>
          </table:table-cell>
          <table:table-cell table:style-name="ce2609" office:value-type="string" calcext:value-type="string">
            <text:p><text:s/></text:p>
          </table:table-cell>
          <table:table-cell table:style-name="ce2592" office:value-type="string" calcext:value-type="string">
            <text:p>S</text:p>
          </table:table-cell>
          <table:table-cell table:style-name="ce2597" office:value-type="string" calcext:value-type="string">
            <text:p>fl</text:p>
          </table:table-cell>
          <table:table-cell table:style-name="ce2597" office:value-type="string" calcext:value-type="string">
            <text:p>R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R</text:p>
          </table:table-cell>
          <table:table-cell table:style-name="ce2597"/>
          <table:table-cell table:style-name="ce2597" office:value-type="string" calcext:value-type="string">
            <text:p>R</text:p>
          </table:table-cell>
          <table:table-cell table:style-name="ce2603"/>
          <table:table-cell/>
          <table:table-cell table:style-name="ce1049"/>
          <table:table-cell table:number-columns-repeated="43"/>
        </table:table-row>
        <table:table-row table:style-name="ro5">
          <table:covered-table-cell table:style-name="ce16"/>
          <table:table-cell table:number-columns-repeated="2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9"/>
          <table:table-cell table:style-name="ce2592" office:value-type="string" calcext:value-type="string">
            <text:p><text:s/></text:p>
          </table:table-cell>
          <table:table-cell table:number-columns-repeated="2"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T+h</text:p>
          </table:table-cell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T+h</text:p>
          </table:table-cell>
          <table:table-cell table:style-name="ce2603" office:value-type="string" calcext:value-type="string">
            <text:p><text:s/></text:p>
          </table:table-cell>
          <table:table-cell table:number-columns-repeated="45"/>
        </table:table-row>
        <table:table-row table:style-name="ro5">
          <table:table-cell table:style-name="ce2574"/>
          <table:table-cell office:value-type="float" office:value="8" calcext:value-type="float">
            <text:p>8</text:p>
          </table:table-cell>
          <table:table-cell/>
          <table:table-cell table:style-name="ce2593" office:value-type="string" calcext:value-type="string">
            <text:p>S </text:p>
          </table:table-cell>
          <table:table-cell table:style-name="ce2599" table:number-columns-repeated="2"/>
          <table:table-cell table:style-name="ce2605" office:value-type="string" calcext:value-type="string">
            <text:p>S</text:p>
          </table:table-cell>
          <table:table-cell table:style-name="ce2593"/>
          <table:table-cell table:style-name="ce2599"/>
          <table:table-cell table:style-name="ce2599" office:value-type="string" calcext:value-type="string">
            <text:p>S</text:p>
          </table:table-cell>
          <table:table-cell table:style-name="ce2611"/>
          <table:table-cell table:style-name="ce2593"/>
          <table:table-cell table:style-name="ce2599" table:number-columns-repeated="2"/>
          <table:table-cell table:style-name="ce2605"/>
          <table:table-cell table:style-name="ce2593" office:value-type="string" calcext:value-type="string">
            <text:p>hs</text:p>
          </table:table-cell>
          <table:table-cell table:number-columns-repeated="2" table:style-name="ce2599" office:value-type="string" calcext:value-type="string">
            <text:p>hs</text:p>
          </table:table-cell>
          <table:table-cell table:style-name="ce2605" office:value-type="string" calcext:value-type="string">
            <text:p>hs</text:p>
          </table:table-cell>
          <table:table-cell table:number-columns-repeated="2"/>
          <table:table-cell table:style-name="ce2584"/>
          <table:table-cell/>
          <table:table-cell table:style-name="ce2584" table:number-columns-repeated="5"/>
          <table:table-cell table:number-columns-repeated="36"/>
        </table:table-row>
        <table:table-row table:style-name="ro5">
          <table:table-cell table:number-columns-repeated="18"/>
          <table:table-cell table:style-name="ce2615" office:value-type="string" calcext:value-type="string">
            <text:p>hs = high surdo picks up</text:p>
          </table:table-cell>
          <table:table-cell/>
          <table:table-cell table:style-name="ce2584"/>
          <table:table-cell table:number-columns-repeated="43"/>
        </table:table-row>
        <table:table-row table:style-name="ro5">
          <table:table-cell table:style-name="ce2574"/>
          <table:table-cell table:number-columns-repeated="19"/>
          <table:table-cell table:style-name="ce2584"/>
          <table:table-cell table:number-columns-repeated="43"/>
        </table:table-row>
        <table:table-row table:style-name="ro5">
          <table:table-cell table:style-name="ce2558" office:value-type="string" calcext:value-type="string">
            <text:p>SOS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94" office:value-type="string" calcext:value-type="string">
            <text:p>S </text:p>
          </table:table-cell>
          <table:table-cell table:style-name="ce2598" office:value-type="string" calcext:value-type="string">
            <text:p><text:s/></text:p>
          </table:table-cell>
          <table:table-cell table:style-name="ce2598" office:value-type="string" calcext:value-type="string">
            <text:p>A</text:p>
          </table:table-cell>
          <table:table-cell table:style-name="ce2604" office:value-type="string" calcext:value-type="string">
            <text:p>A</text:p>
          </table:table-cell>
          <table:table-cell table:style-name="ce2594" office:value-type="string" calcext:value-type="string">
            <text:p><text:s/></text:p>
          </table:table-cell>
          <table:table-cell table:number-columns-repeated="2" table:style-name="ce2598" office:value-type="string" calcext:value-type="string">
            <text:p>A</text:p>
          </table:table-cell>
          <table:table-cell table:style-name="ce2604" office:value-type="string" calcext:value-type="string">
            <text:p><text:s/></text:p>
          </table:table-cell>
          <table:table-cell table:style-name="ce2594" office:value-type="string" calcext:value-type="string">
            <text:p>S</text:p>
          </table:table-cell>
          <table:table-cell table:style-name="ce2598" office:value-type="string" calcext:value-type="string">
            <text:p><text:s/></text:p>
          </table:table-cell>
          <table:table-cell table:style-name="ce2598" office:value-type="string" calcext:value-type="string">
            <text:p>A</text:p>
          </table:table-cell>
          <table:table-cell table:style-name="ce2604" office:value-type="string" calcext:value-type="string">
            <text:p><text:s/></text:p>
          </table:table-cell>
          <table:table-cell table:style-name="ce2594" office:value-type="string" calcext:value-type="string">
            <text:p>A</text:p>
          </table:table-cell>
          <table:table-cell table:style-name="ce2598" table:number-columns-repeated="2"/>
          <table:table-cell table:style-name="ce2604"/>
          <table:table-cell table:style-name="ce2619"/>
          <table:table-cell table:number-columns-repeated="8"/>
          <table:table-cell table:style-name="ce2584" table:number-columns-repeated="36"/>
        </table:table-row>
        <table:table-row table:style-name="ro5">
          <table:table-cell table:style-name="ce2581" office:value-type="string" calcext:value-type="string">
            <text:p>signed by waving </text:p>
          </table:table-cell>
          <table:table-cell office:value-type="float" office:value="2" calcext:value-type="float">
            <text:p>2</text:p>
          </table:table-cell>
          <table:table-cell/>
          <table:table-cell table:style-name="ce2592" office:value-type="string" calcext:value-type="string">
            <text:p>S </text:p>
          </table:table-cell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A</text:p>
          </table:table-cell>
          <table:table-cell table:style-name="ce2603" office:value-type="string" calcext:value-type="string">
            <text:p>A</text:p>
          </table:table-cell>
          <table:table-cell table:style-name="ce2592" office:value-type="string" calcext:value-type="string">
            <text:p><text:s/></text:p>
          </table:table-cell>
          <table:table-cell table:number-columns-repeated="2" table:style-name="ce2597" office:value-type="string" calcext:value-type="string">
            <text:p>A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S</text:p>
          </table:table-cell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A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A</text:p>
          </table:table-cell>
          <table:table-cell table:style-name="ce2597" table:number-columns-repeated="2"/>
          <table:table-cell table:style-name="ce2603"/>
          <table:table-cell table:style-name="ce2619"/>
          <table:table-cell table:style-name="ce1049"/>
          <table:table-cell table:number-columns-repeated="7"/>
          <table:table-cell table:style-name="ce2584" table:number-columns-repeated="36"/>
        </table:table-row>
        <table:table-row table:style-name="ro5">
          <table:table-cell table:style-name="ce2581" office:value-type="string" calcext:value-type="string">
            <text:p>the palms diagonal </text:p>
          </table:table-cell>
          <table:table-cell office:value-type="float" office:value="3" calcext:value-type="float">
            <text:p>3</text:p>
          </table:table-cell>
          <table:table-cell/>
          <table:table-cell table:style-name="ce2592" office:value-type="string" calcext:value-type="string">
            <text:p>S </text:p>
          </table:table-cell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A</text:p>
          </table:table-cell>
          <table:table-cell table:style-name="ce2603" office:value-type="string" calcext:value-type="string">
            <text:p>A</text:p>
          </table:table-cell>
          <table:table-cell table:style-name="ce2592" office:value-type="string" calcext:value-type="string">
            <text:p><text:s/></text:p>
          </table:table-cell>
          <table:table-cell table:number-columns-repeated="2" table:style-name="ce2597" office:value-type="string" calcext:value-type="string">
            <text:p>A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S</text:p>
          </table:table-cell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A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A</text:p>
          </table:table-cell>
          <table:table-cell table:style-name="ce2597" table:number-columns-repeated="2"/>
          <table:table-cell table:style-name="ce2603"/>
          <table:table-cell table:style-name="ce2619"/>
          <table:table-cell table:number-columns-repeated="8"/>
          <table:table-cell table:style-name="ce2584" table:number-columns-repeated="36"/>
        </table:table-row>
        <table:table-row table:style-name="ro5">
          <table:table-cell table:style-name="ce2581" office:value-type="string" calcext:value-type="string">
            <text:p>across one should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93" office:value-type="string" calcext:value-type="string">
            <text:p>S </text:p>
          </table:table-cell>
          <table:table-cell table:style-name="ce2599" office:value-type="string" calcext:value-type="string">
            <text:p><text:s/></text:p>
          </table:table-cell>
          <table:table-cell table:style-name="ce2599" office:value-type="string" calcext:value-type="string">
            <text:p>A</text:p>
          </table:table-cell>
          <table:table-cell table:style-name="ce2605" office:value-type="string" calcext:value-type="string">
            <text:p>A</text:p>
          </table:table-cell>
          <table:table-cell table:style-name="ce2593" office:value-type="string" calcext:value-type="string">
            <text:p><text:s/></text:p>
          </table:table-cell>
          <table:table-cell table:number-columns-repeated="2" table:style-name="ce2599" office:value-type="string" calcext:value-type="string">
            <text:p>A</text:p>
          </table:table-cell>
          <table:table-cell table:style-name="ce2605" office:value-type="string" calcext:value-type="string">
            <text:p><text:s/></text:p>
          </table:table-cell>
          <table:table-cell table:style-name="ce2593" office:value-type="string" calcext:value-type="string">
            <text:p>S</text:p>
          </table:table-cell>
          <table:table-cell table:style-name="ce2599" office:value-type="string" calcext:value-type="string">
            <text:p><text:s/></text:p>
          </table:table-cell>
          <table:table-cell table:style-name="ce2599" office:value-type="string" calcext:value-type="string">
            <text:p>A</text:p>
          </table:table-cell>
          <table:table-cell table:style-name="ce2605" office:value-type="string" calcext:value-type="string">
            <text:p><text:s/></text:p>
          </table:table-cell>
          <table:table-cell table:style-name="ce2593" office:value-type="string" calcext:value-type="string">
            <text:p>A</text:p>
          </table:table-cell>
          <table:table-cell table:style-name="ce2599"/>
          <table:table-cell table:style-name="ce2599" office:value-type="string" calcext:value-type="string">
            <text:p>ls</text:p>
          </table:table-cell>
          <table:table-cell table:style-name="ce2605"/>
          <table:table-cell table:style-name="ce2619"/>
          <table:table-cell table:number-columns-repeated="8"/>
          <table:table-cell table:style-name="ce2584" table:number-columns-repeated="36"/>
        </table:table-row>
        <table:table-row table:style-name="ro5">
          <table:table-cell table:style-name="ce2574"/>
          <table:table-cell table:number-columns-repeated="2"/>
          <table:table-cell table:style-name="ce2557" table:number-columns-repeated="15"/>
          <table:table-cell table:style-name="ce2615" office:value-type="string" calcext:value-type="string">
            <text:p>ls = low surdo picks up</text:p>
          </table:table-cell>
          <table:table-cell table:number-columns-repeated="9"/>
          <table:table-cell table:style-name="ce2584" table:number-columns-repeated="36"/>
        </table:table-row>
        <table:table-row table:style-name="ro5">
          <table:table-cell table:style-name="ce2574"/>
          <table:table-cell table:number-columns-repeated="2"/>
          <table:table-cell table:style-name="ce1049"/>
          <table:table-cell table:style-name="ce2557" table:number-columns-repeated="15"/>
          <table:table-cell table:number-columns-repeated="9"/>
          <table:table-cell table:style-name="ce2584" table:number-columns-repeated="36"/>
        </table:table-row>
        <table:table-row table:style-name="ro5">
          <table:table-cell table:style-name="ce2574"/>
          <table:table-cell table:number-columns-repeated="2"/>
          <table:table-cell table:style-name="ce2584" office:value-type="string" calcext:value-type="string">
            <text:p>after which the repinique picks up this rhythm and plays in the tune:</text:p>
          </table:table-cell>
          <table:table-cell table:style-name="ce2557" table:number-columns-repeated="15"/>
          <table:table-cell table:number-columns-repeated="45"/>
        </table:table-row>
        <table:table-row table:style-name="ro5">
          <table:table-cell table:style-name="ce2574"/>
          <table:table-cell table:number-columns-repeated="2"/>
          <table:table-cell table:style-name="ce2595"/>
          <table:table-cell table:style-name="ce2601"/>
          <table:table-cell table:style-name="ce2601" office:value-type="string" calcext:value-type="string">
            <text:p>x</text:p>
          </table:table-cell>
          <table:table-cell table:style-name="ce2606" office:value-type="string" calcext:value-type="string">
            <text:p>x</text:p>
          </table:table-cell>
          <table:table-cell table:style-name="ce2595"/>
          <table:table-cell table:number-columns-repeated="2" table:style-name="ce2601" office:value-type="string" calcext:value-type="string">
            <text:p>x</text:p>
          </table:table-cell>
          <table:table-cell table:style-name="ce2612" office:value-type="string" calcext:value-type="string">
            <text:p><text:s/></text:p>
          </table:table-cell>
          <table:table-cell table:style-name="ce2595"/>
          <table:table-cell table:style-name="ce2601"/>
          <table:table-cell table:style-name="ce2601" office:value-type="string" calcext:value-type="string">
            <text:p>x</text:p>
          </table:table-cell>
          <table:table-cell table:style-name="ce2606" office:value-type="string" calcext:value-type="string">
            <text:p><text:s/></text:p>
          </table:table-cell>
          <table:table-cell table:style-name="ce2595" office:value-type="string" calcext:value-type="string">
            <text:p>x</text:p>
          </table:table-cell>
          <table:table-cell table:style-name="ce2601"/>
          <table:table-cell table:style-name="ce2601" office:value-type="string" calcext:value-type="string">
            <text:p><text:s/></text:p>
          </table:table-cell>
          <table:table-cell table:style-name="ce2606" office:value-type="string" calcext:value-type="string">
            <text:p><text:s/></text:p>
          </table:table-cell>
          <table:table-cell table:number-columns-repeated="45"/>
        </table:table-row>
        <table:table-row table:style-name="ro5">
          <table:table-cell table:style-name="ce2574"/>
          <table:table-cell table:number-columns-repeated="2"/>
          <table:table-cell table:style-name="ce2584" office:value-type="string" calcext:value-type="string">
            <text:p>... until next time the SOS break is played. Then it goes back to:</text:p>
          </table:table-cell>
          <table:table-cell table:style-name="ce2557" table:number-columns-repeated="15"/>
          <table:table-cell table:number-columns-repeated="2"/>
          <table:table-cell table:style-name="ce1052" table:number-columns-repeated="6"/>
          <table:table-cell table:number-columns-repeated="37"/>
        </table:table-row>
        <table:table-row table:style-name="ro5">
          <table:table-cell table:style-name="ce2574"/>
          <table:table-cell table:number-columns-repeated="2"/>
          <table:table-cell table:style-name="ce2595"/>
          <table:table-cell table:style-name="ce2601"/>
          <table:table-cell table:style-name="ce2601" office:value-type="string" calcext:value-type="string">
            <text:p>x</text:p>
          </table:table-cell>
          <table:table-cell table:style-name="ce2606" office:value-type="string" calcext:value-type="string">
            <text:p>x</text:p>
          </table:table-cell>
          <table:table-cell table:style-name="ce2595"/>
          <table:table-cell table:style-name="ce2601"/>
          <table:table-cell table:style-name="ce2601" office:value-type="string" calcext:value-type="string">
            <text:p>x</text:p>
          </table:table-cell>
          <table:table-cell table:style-name="ce2612" office:value-type="string" calcext:value-type="string">
            <text:p>x</text:p>
          </table:table-cell>
          <table:table-cell table:style-name="ce2595"/>
          <table:table-cell table:style-name="ce2601"/>
          <table:table-cell table:style-name="ce2601" office:value-type="string" calcext:value-type="string">
            <text:p>x</text:p>
          </table:table-cell>
          <table:table-cell table:style-name="ce2606" office:value-type="string" calcext:value-type="string">
            <text:p>x</text:p>
          </table:table-cell>
          <table:table-cell table:style-name="ce2595"/>
          <table:table-cell table:style-name="ce2601"/>
          <table:table-cell table:style-name="ce2601" office:value-type="string" calcext:value-type="string">
            <text:p>x</text:p>
          </table:table-cell>
          <table:table-cell table:style-name="ce2606" office:value-type="string" calcext:value-type="string">
            <text:p>x</text:p>
          </table:table-cell>
          <table:table-cell table:number-columns-repeated="2"/>
          <table:table-cell table:style-name="ce1052" table:number-columns-repeated="6"/>
          <table:table-cell table:number-columns-repeated="37"/>
        </table:table-row>
        <table:table-row table:style-name="ro5">
          <table:table-cell table:style-name="ce2574"/>
          <table:table-cell table:number-columns-repeated="2"/>
          <table:table-cell table:style-name="ce2557" table:number-columns-repeated="16"/>
          <table:table-cell/>
          <table:table-cell table:style-name="ce1052" table:number-columns-repeated="7"/>
          <table:table-cell table:number-columns-repeated="37"/>
        </table:table-row>
        <table:table-row table:style-name="ro5">
          <table:table-cell table:style-name="ce2085" office:value-type="string" calcext:value-type="string">
            <text:p>Knock on the door Break</text:p>
          </table:table-cell>
          <table:table-cell table:number-columns-repeated="2"/>
          <table:table-cell table:style-name="ce2557" office:value-type="string" calcext:value-type="string">
            <text:p>snare continues playing this or the rhythm of Call Break</text:p>
          </table:table-cell>
          <table:table-cell table:style-name="ce2557" table:number-columns-repeated="15"/>
          <table:table-cell/>
          <table:table-cell table:style-name="ce1067"/>
          <table:table-cell table:style-name="ce1052" table:number-columns-repeated="6"/>
          <table:table-cell table:number-columns-repeated="37"/>
        </table:table-row>
        <table:table-row table:style-name="ro5">
          <table:table-cell table:style-name="ce1563" office:value-type="string" calcext:value-type="string">
            <text:p>knock with the knuckles of your</text:p>
          </table:table-cell>
          <table:table-cell table:style-name="ce1052" office:value-type="float" office:value="1" calcext:value-type="float">
            <text:p>1</text:p>
          </table:table-cell>
          <table:table-cell table:style-name="ce2587"/>
          <table:table-cell table:style-name="ce1843" office:value-type="string" calcext:value-type="string">
            <text:p>E</text:p>
          </table:table-cell>
          <table:table-cell table:style-name="ce1847" table:number-columns-repeated="2"/>
          <table:table-cell table:style-name="ce1853" office:value-type="string" calcext:value-type="string">
            <text:p><text:s/></text:p>
          </table:table-cell>
          <table:table-cell table:style-name="ce1843" office:value-type="string" calcext:value-type="string">
            <text:p><text:s/></text:p>
          </table:table-cell>
          <table:table-cell table:style-name="ce1847"/>
          <table:table-cell table:style-name="ce1847" office:value-type="string" calcext:value-type="string">
            <text:p><text:s/></text:p>
          </table:table-cell>
          <table:table-cell table:style-name="ce1853" office:value-type="string" calcext:value-type="string">
            <text:p><text:s/></text:p>
          </table:table-cell>
          <table:table-cell table:style-name="ce1843"/>
          <table:table-cell table:style-name="ce1847" table:number-columns-repeated="2"/>
          <table:table-cell table:style-name="ce1853" office:value-type="string" calcext:value-type="string">
            <text:p><text:s/></text:p>
          </table:table-cell>
          <table:table-cell table:style-name="ce2137" office:value-type="string" calcext:value-type="string" table:number-columns-spanned="4" table:number-rows-spanned="1">
            <text:p>[ E E E ]</text:p>
          </table:table-cell>
          <table:covered-table-cell table:number-columns-repeated="2" table:style-name="ce2614"/>
          <table:covered-table-cell table:style-name="ce2617"/>
          <table:table-cell table:style-name="ce1541"/>
          <table:table-cell table:style-name="ce1067"/>
          <table:table-cell table:style-name="ce1052" table:number-columns-repeated="6"/>
          <table:table-cell table:number-columns-repeated="37"/>
        </table:table-row>
        <table:table-row table:style-name="ro4">
          <table:table-cell table:style-name="ce1563" office:value-type="string" calcext:value-type="string">
            <text:p>right hand on your flat left hand</text:p>
          </table:table-cell>
          <table:table-cell table:style-name="ce1052" office:value-type="string" calcext:value-type="string">
            <text:p><text:s/></text:p>
          </table:table-cell>
          <table:table-cell table:style-name="ce1052"/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sn</text:p>
          </table:table-cell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sn</text:p>
          </table:table-cell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sn</text:p>
          </table:table-cell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67" office:value-type="string" calcext:value-type="string">
            <text:p>sn</text:p>
          </table:table-cell>
          <table:table-cell table:style-name="ce1541"/>
          <table:table-cell table:style-name="ce1052" table:number-columns-repeated="7"/>
          <table:table-cell table:number-columns-repeated="37"/>
        </table:table-row>
        <table:table-row table:style-name="ro5">
          <table:table-cell table:style-name="ce1049"/>
          <table:table-cell table:style-name="ce1052" office:value-type="float" office:value="2" calcext:value-type="float">
            <text:p>2</text:p>
          </table:table-cell>
          <table:table-cell table:style-name="ce1052"/>
          <table:table-cell table:style-name="ce1841" office:value-type="string" calcext:value-type="string">
            <text:p>E</text:p>
          </table:table-cell>
          <table:table-cell table:style-name="ce1845" table:number-columns-repeated="2"/>
          <table:table-cell table:style-name="ce1852" office:value-type="string" calcext:value-type="string">
            <text:p><text:s/>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<text:s/></text:p>
          </table:table-cell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<text:s/></text:p>
          </table:table-cell>
          <table:table-cell table:style-name="ce1852"/>
          <table:table-cell table:style-name="ce1841" office:value-type="string" calcext:value-type="string">
            <text:p><text:s/></text:p>
          </table:table-cell>
          <table:table-cell table:style-name="ce1845" table:number-columns-repeated="2"/>
          <table:table-cell table:style-name="ce1867"/>
          <table:table-cell table:style-name="ce1541"/>
          <table:table-cell table:style-name="ce1052" table:number-columns-repeated="7"/>
          <table:table-cell table:number-columns-repeated="37"/>
        </table:table-row>
        <table:table-row table:style-name="ro5">
          <table:table-cell table:style-name="ce1059" office:value-type="string" calcext:value-type="string">
            <text:p><text:s text:c="2"/></text:p>
          </table:table-cell>
          <table:table-cell table:style-name="ce1052" office:value-type="string" calcext:value-type="string">
            <text:p><text:s/></text:p>
          </table:table-cell>
          <table:table-cell table:style-name="ce1052"/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sn</text:p>
          </table:table-cell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sn</text:p>
          </table:table-cell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sn</text:p>
          </table:table-cell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67" office:value-type="string" calcext:value-type="string">
            <text:p>sn</text:p>
          </table:table-cell>
          <table:table-cell table:style-name="ce1541"/>
          <table:table-cell table:style-name="ce1067"/>
          <table:table-cell table:style-name="ce1052" table:number-columns-repeated="6"/>
          <table:table-cell table:number-columns-repeated="37"/>
        </table:table-row>
        <table:table-row table:style-name="ro5">
          <table:table-cell table:style-name="ce1059"/>
          <table:table-cell table:style-name="ce1052" office:value-type="float" office:value="3" calcext:value-type="float">
            <text:p>3</text:p>
          </table:table-cell>
          <table:table-cell table:style-name="ce1052"/>
          <table:table-cell table:style-name="ce1841" office:value-type="string" calcext:value-type="string">
            <text:p>E</text:p>
          </table:table-cell>
          <table:table-cell table:style-name="ce1845" table:number-columns-repeated="2"/>
          <table:table-cell table:style-name="ce1852" office:value-type="string" calcext:value-type="string">
            <text:p>E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E</text:p>
          </table:table-cell>
          <table:table-cell table:style-name="ce1852"/>
          <table:table-cell table:style-name="ce1841" office:value-type="string" calcext:value-type="string">
            <text:p><text:s/></text:p>
          </table:table-cell>
          <table:table-cell table:style-name="ce1845" office:value-type="string" calcext:value-type="string">
            <text:p><text:s/></text:p>
          </table:table-cell>
          <table:table-cell table:style-name="ce1845" office:value-type="string" calcext:value-type="string">
            <text:p>E</text:p>
          </table:table-cell>
          <table:table-cell table:style-name="ce1852" office:value-type="string" calcext:value-type="string">
            <text:p><text:s/></text:p>
          </table:table-cell>
          <table:table-cell table:style-name="ce1841" office:value-type="string" calcext:value-type="string">
            <text:p>E</text:p>
          </table:table-cell>
          <table:table-cell table:style-name="ce1845"/>
          <table:table-cell table:style-name="ce1845" office:value-type="string" calcext:value-type="string">
            <text:p>E</text:p>
          </table:table-cell>
          <table:table-cell table:style-name="ce1867"/>
          <table:table-cell table:style-name="ce1541"/>
          <table:table-cell table:style-name="ce1042"/>
          <table:table-cell table:style-name="ce1052" table:number-columns-repeated="6"/>
          <table:table-cell table:number-columns-repeated="37"/>
        </table:table-row>
        <table:table-row table:style-name="ro5">
          <table:table-cell table:style-name="ce1056"/>
          <table:table-cell table:style-name="ce1052" office:value-type="string" calcext:value-type="string">
            <text:p><text:s/></text:p>
          </table:table-cell>
          <table:table-cell table:style-name="ce1052"/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sn</text:p>
          </table:table-cell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sn</text:p>
          </table:table-cell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sn</text:p>
          </table:table-cell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67" office:value-type="string" calcext:value-type="string">
            <text:p>sn</text:p>
          </table:table-cell>
          <table:table-cell table:style-name="ce1541"/>
          <table:table-cell table:style-name="ce1052"/>
          <table:table-cell table:number-columns-repeated="43"/>
        </table:table-row>
        <table:table-row table:style-name="ro5">
          <table:table-cell table:style-name="ce1056"/>
          <table:table-cell table:style-name="ce1052" office:value-type="float" office:value="4" calcext:value-type="float">
            <text:p>4</text:p>
          </table:table-cell>
          <table:table-cell table:style-name="ce1052"/>
          <table:table-cell table:style-name="ce1841" office:value-type="string" calcext:value-type="string">
            <text:p>E</text:p>
          </table:table-cell>
          <table:table-cell table:style-name="ce1845" table:number-columns-repeated="2"/>
          <table:table-cell table:style-name="ce1852" office:value-type="string" calcext:value-type="string">
            <text:p><text:s/>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<text:s/></text:p>
          </table:table-cell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<text:s/></text:p>
          </table:table-cell>
          <table:table-cell table:style-name="ce1852"/>
          <table:table-cell table:style-name="ce1841" office:value-type="string" calcext:value-type="string">
            <text:p><text:s/></text:p>
          </table:table-cell>
          <table:table-cell table:style-name="ce1845" table:number-columns-repeated="2"/>
          <table:table-cell table:style-name="ce1867"/>
          <table:table-cell table:style-name="ce1052" table:number-columns-repeated="2"/>
          <table:table-cell table:number-columns-repeated="43"/>
        </table:table-row>
        <table:table-row table:style-name="ro5">
          <table:table-cell table:style-name="ce1056"/>
          <table:table-cell table:style-name="ce1052" office:value-type="string" calcext:value-type="string">
            <text:p><text:s/></text:p>
          </table:table-cell>
          <table:table-cell table:style-name="ce2587"/>
          <table:table-cell table:style-name="ce1844" office:value-type="string" calcext:value-type="string">
            <text:p>sn</text:p>
          </table:table-cell>
          <table:table-cell table:number-columns-repeated="2" table:style-name="ce1849" office:value-type="string" calcext:value-type="string">
            <text:p>.</text:p>
          </table:table-cell>
          <table:table-cell table:style-name="ce1854" office:value-type="string" calcext:value-type="string">
            <text:p>sn</text:p>
          </table:table-cell>
          <table:table-cell table:style-name="ce1844" office:value-type="string" calcext:value-type="string">
            <text:p>sn</text:p>
          </table:table-cell>
          <table:table-cell table:number-columns-repeated="2" table:style-name="ce1849" office:value-type="string" calcext:value-type="string">
            <text:p>.</text:p>
          </table:table-cell>
          <table:table-cell table:style-name="ce1854" office:value-type="string" calcext:value-type="string">
            <text:p>sn</text:p>
          </table:table-cell>
          <table:table-cell table:style-name="ce1844" office:value-type="string" calcext:value-type="string">
            <text:p>sn</text:p>
          </table:table-cell>
          <table:table-cell table:number-columns-repeated="2" table:style-name="ce1849" office:value-type="string" calcext:value-type="string">
            <text:p>.</text:p>
          </table:table-cell>
          <table:table-cell table:style-name="ce1854" office:value-type="string" calcext:value-type="string">
            <text:p>sn</text:p>
          </table:table-cell>
          <table:table-cell table:style-name="ce1844" office:value-type="string" calcext:value-type="string">
            <text:p>sn</text:p>
          </table:table-cell>
          <table:table-cell table:number-columns-repeated="2" table:style-name="ce1849" office:value-type="string" calcext:value-type="string">
            <text:p>.</text:p>
          </table:table-cell>
          <table:table-cell table:style-name="ce1874" office:value-type="string" calcext:value-type="string">
            <text:p>sn</text:p>
          </table:table-cell>
          <table:table-cell table:style-name="ce1541"/>
          <table:table-cell table:number-columns-repeated="44"/>
        </table:table-row>
        <table:table-row table:style-name="ro5">
          <table:table-cell table:style-name="ce2582" office:value-type="string" calcext:value-type="string">
            <text:p>last run: repis plays this →</text:p>
          </table:table-cell>
          <table:table-cell table:style-name="ce1052"/>
          <table:table-cell table:style-name="ce2587"/>
          <table:table-cell table:style-name="ce1670" office:value-type="string" calcext:value-type="string">
            <text:p>R</text:p>
          </table:table-cell>
          <table:table-cell table:style-name="ce1849"/>
          <table:table-cell table:style-name="ce1849" office:value-type="string" calcext:value-type="string">
            <text:p>R</text:p>
          </table:table-cell>
          <table:table-cell table:style-name="ce1874" office:value-type="string" calcext:value-type="string">
            <text:p><text:s/></text:p>
          </table:table-cell>
          <table:table-cell table:style-name="ce2607" office:value-type="string" calcext:value-type="string">
            <text:p>R</text:p>
          </table:table-cell>
          <table:table-cell table:style-name="ce1849" office:value-type="string" calcext:value-type="string">
            <text:p>R</text:p>
          </table:table-cell>
          <table:table-cell table:style-name="ce1849"/>
          <table:table-cell table:style-name="ce1874" office:value-type="string" calcext:value-type="string">
            <text:p>R</text:p>
          </table:table-cell>
          <table:table-cell table:style-name="ce2607"/>
          <table:table-cell table:style-name="ce1849" office:value-type="string" calcext:value-type="string">
            <text:p>R</text:p>
          </table:table-cell>
          <table:table-cell table:style-name="ce1849"/>
          <table:table-cell table:style-name="ce1874" office:value-type="string" calcext:value-type="string">
            <text:p>R</text:p>
          </table:table-cell>
          <table:table-cell table:style-name="ce2607"/>
          <table:table-cell table:number-columns-repeated="2" table:style-name="ce1849" office:value-type="string" calcext:value-type="string">
            <text:p>R</text:p>
          </table:table-cell>
          <table:table-cell table:style-name="ce1874"/>
          <table:table-cell table:style-name="ce1541"/>
          <table:table-cell table:number-columns-repeated="44"/>
        </table:table-row>
        <table:table-row table:style-name="ro5">
          <table:table-cell table:style-name="ce2574"/>
          <table:table-cell table:number-columns-repeated="17"/>
          <table:table-cell table:style-name="ce2618" office:value-type="string" calcext:value-type="string">
            <text:p>repeat until cut</text:p>
          </table:table-cell>
          <table:table-cell table:number-columns-repeated="45"/>
        </table:table-row>
        <table:table-row table:style-name="ro5">
          <table:table-cell table:style-name="ce2574"/>
          <table:table-cell table:number-columns-repeated="63"/>
        </table:table-row>
        <table:table-row table:style-name="ro5">
          <table:table-cell table:style-name="ce2583" office:value-type="string" calcext:value-type="string">
            <text:p>Dancing Break</text:p>
          </table:table-cell>
          <table:table-cell table:number-columns-repeated="2"/>
          <table:table-cell table:style-name="ce2557" office:value-type="string" calcext:value-type="string">
            <text:p>The players wo don't play dance (see left)</text:p>
          </table:table-cell>
          <table:table-cell table:style-name="ce2557" table:number-columns-repeated="15"/>
          <table:table-cell table:number-columns-repeated="45"/>
        </table:table-row>
        <table:table-row table:style-name="ro5">
          <table:table-cell table:style-name="ce2559" office:value-type="string" calcext:value-type="string">
            <text:p>sign by showing the dance:</text:p>
          </table:table-cell>
          <table:table-cell table:style-name="ce2585" office:value-type="string" calcext:value-type="string">
            <text:p>1-7</text:p>
          </table:table-cell>
          <table:table-cell/>
          <table:table-cell table:style-name="ce2594" office:value-type="string" calcext:value-type="string">
            <text:p>S </text:p>
          </table:table-cell>
          <table:table-cell table:number-columns-repeated="2" table:style-name="ce2598" office:value-type="string" calcext:value-type="string">
            <text:p><text:s/></text:p>
          </table:table-cell>
          <table:table-cell table:style-name="ce2604" office:value-type="string" calcext:value-type="string">
            <text:p><text:s/>S</text:p>
          </table:table-cell>
          <table:table-cell table:style-name="ce2594" office:value-type="string" calcext:value-type="string">
            <text:p><text:s/></text:p>
          </table:table-cell>
          <table:table-cell table:number-columns-repeated="2" table:style-name="ce2598" office:value-type="string" calcext:value-type="string">
            <text:p><text:s/></text:p>
          </table:table-cell>
          <table:table-cell table:style-name="ce2604" office:value-type="string" calcext:value-type="string">
            <text:p>S</text:p>
          </table:table-cell>
          <table:table-cell table:style-name="ce2594" office:value-type="string" calcext:value-type="string">
            <text:p>S</text:p>
          </table:table-cell>
          <table:table-cell table:number-columns-repeated="2" table:style-name="ce2598" office:value-type="string" calcext:value-type="string">
            <text:p><text:s/></text:p>
          </table:table-cell>
          <table:table-cell table:style-name="ce2604" office:value-type="string" calcext:value-type="string">
            <text:p><text:s/></text:p>
          </table:table-cell>
          <table:table-cell table:style-name="ce2594" office:value-type="string" calcext:value-type="string">
            <text:p>S</text:p>
          </table:table-cell>
          <table:table-cell table:number-columns-repeated="2" table:style-name="ce2598" office:value-type="string" calcext:value-type="string">
            <text:p><text:s/></text:p>
          </table:table-cell>
          <table:table-cell table:style-name="ce2604" office:value-type="string" calcext:value-type="string">
            <text:p><text:s/></text:p>
          </table:table-cell>
          <table:table-cell table:style-name="ce2619"/>
          <table:table-cell table:number-columns-repeated="44"/>
        </table:table-row>
        <table:table-row table:style-name="ro5">
          <table:table-cell table:style-name="ce2559" office:value-type="string" calcext:value-type="string">
            <text:p>arms down to the right, and</text:p>
          </table:table-cell>
          <table:table-cell table:style-name="ce2585" office:value-type="string" calcext:value-type="string">
            <text:p>2-6</text:p>
          </table:table-cell>
          <table:table-cell/>
          <table:table-cell table:style-name="ce2592" office:value-type="string" calcext:value-type="string">
            <text:p>A</text:p>
          </table:table-cell>
          <table:table-cell table:number-columns-repeated="2"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A</text:p>
          </table:table-cell>
          <table:table-cell table:style-name="ce2592" office:value-type="string" calcext:value-type="string">
            <text:p><text:s/></text:p>
          </table:table-cell>
          <table:table-cell table:number-columns-repeated="2"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A</text:p>
          </table:table-cell>
          <table:table-cell table:style-name="ce2592" office:value-type="string" calcext:value-type="string">
            <text:p>A</text:p>
          </table:table-cell>
          <table:table-cell table:number-columns-repeated="2"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A</text:p>
          </table:table-cell>
          <table:table-cell table:number-columns-repeated="2" table:style-name="ce2597" office:value-type="string" calcext:value-type="string">
            <text:p><text:s/></text:p>
          </table:table-cell>
          <table:table-cell table:style-name="ce2603"/>
          <table:table-cell table:style-name="ce2619"/>
          <table:table-cell table:number-columns-repeated="2"/>
          <table:table-cell table:style-name="ce2584"/>
          <table:table-cell table:number-columns-repeated="3"/>
          <table:table-cell table:style-name="ce2584" table:number-columns-repeated="2"/>
          <table:table-cell table:number-columns-repeated="36"/>
        </table:table-row>
        <table:table-row table:style-name="ro5">
          <table:table-cell table:style-name="ce2559" office:value-type="string" calcext:value-type="string">
            <text:p>to the left – then arms up to </text:p>
          </table:table-cell>
          <table:table-cell office:value-type="float" office:value="8" calcext:value-type="float">
            <text:p>8</text:p>
          </table:table-cell>
          <table:table-cell/>
          <table:table-cell table:style-name="ce2593" office:value-type="string" calcext:value-type="string">
            <text:p>A</text:p>
          </table:table-cell>
          <table:table-cell table:number-columns-repeated="2" table:style-name="ce2599" office:value-type="string" calcext:value-type="string">
            <text:p><text:s/></text:p>
          </table:table-cell>
          <table:table-cell table:style-name="ce2605" office:value-type="string" calcext:value-type="string">
            <text:p>A</text:p>
          </table:table-cell>
          <table:table-cell table:style-name="ce2593" office:value-type="string" calcext:value-type="string">
            <text:p><text:s/></text:p>
          </table:table-cell>
          <table:table-cell table:number-columns-repeated="2" table:style-name="ce2599" office:value-type="string" calcext:value-type="string">
            <text:p><text:s/></text:p>
          </table:table-cell>
          <table:table-cell table:style-name="ce2605" office:value-type="string" calcext:value-type="string">
            <text:p>A</text:p>
          </table:table-cell>
          <table:table-cell table:style-name="ce2593" office:value-type="string" calcext:value-type="string">
            <text:p>A</text:p>
          </table:table-cell>
          <table:table-cell table:number-columns-repeated="2" table:style-name="ce2599" office:value-type="string" calcext:value-type="string">
            <text:p><text:s/></text:p>
          </table:table-cell>
          <table:table-cell table:style-name="ce2605" office:value-type="string" calcext:value-type="string">
            <text:p><text:s/></text:p>
          </table:table-cell>
          <table:table-cell table:style-name="ce2593" office:value-type="string" calcext:value-type="string">
            <text:p>A</text:p>
          </table:table-cell>
          <table:table-cell table:style-name="ce2599" office:value-type="string" calcext:value-type="string">
            <text:p><text:s/></text:p>
          </table:table-cell>
          <table:table-cell table:style-name="ce2599" office:value-type="string" calcext:value-type="string">
            <text:p>ls</text:p>
          </table:table-cell>
          <table:table-cell table:style-name="ce2605"/>
          <table:table-cell table:style-name="ce2619"/>
          <table:table-cell table:number-columns-repeated="2"/>
          <table:table-cell table:style-name="ce2584"/>
          <table:table-cell table:number-columns-repeated="3"/>
          <table:table-cell table:style-name="ce2584" table:number-columns-repeated="2"/>
          <table:table-cell table:number-columns-repeated="36"/>
        </table:table-row>
        <table:table-row table:style-name="ro5">
          <table:table-cell table:style-name="ce2581" office:value-type="string" calcext:value-type="string">
            <text:p>the right, and left .. and go!</text:p>
          </table:table-cell>
          <table:table-cell table:style-name="ce2584" table:number-columns-repeated="17"/>
          <table:table-cell table:style-name="ce2615" office:value-type="string" calcext:value-type="string">
            <text:p>ls = low surdo picks up</text:p>
          </table:table-cell>
          <table:table-cell table:style-name="ce1049"/>
          <table:table-cell table:number-columns-repeated="2"/>
          <table:table-cell table:style-name="ce2584"/>
          <table:table-cell table:number-columns-repeated="3"/>
          <table:table-cell table:style-name="ce2584" table:number-columns-repeated="2"/>
          <table:table-cell table:number-columns-repeated="36"/>
        </table:table-row>
        <table:table-row table:style-name="ro5">
          <table:table-cell table:style-name="ce2556" office:value-type="string" calcext:value-type="string">
            <text:p>(start down right)</text:p>
          </table:table-cell>
          <table:table-cell table:style-name="ce1049" table:number-columns-repeated="19"/>
          <table:table-cell/>
          <table:table-cell table:style-name="ce2622" table:number-columns-repeated="2"/>
          <table:table-cell table:style-name="ce2584" table:number-columns-repeated="5"/>
          <table:table-cell table:number-columns-repeated="36"/>
        </table:table-row>
        <table:table-row table:style-name="ro4">
          <table:table-cell table:style-name="ce1049" table:number-columns-repeated="21"/>
          <table:table-cell table:number-columns-repeated="43"/>
        </table:table-row>
        <table:table-row table:style-name="ro4" table:number-rows-repeated="3">
          <table:table-cell table:style-name="ce1049" table:number-columns-repeated="28"/>
          <table:table-cell table:number-columns-repeated="36"/>
        </table:table-row>
        <table:table-row table:style-name="ro4" table:number-rows-repeated="2">
          <table:table-cell/>
          <table:table-cell table:style-name="ce1049" table:number-columns-repeated="27"/>
          <table:table-cell table:number-columns-repeated="36"/>
        </table:table-row>
        <table:table-row table:style-name="ro4">
          <table:table-cell table:style-name="ce2584"/>
          <table:table-cell table:style-name="ce1049" table:number-columns-repeated="18"/>
          <table:table-cell table:style-name="ce2584"/>
          <table:table-cell table:style-name="ce1049" table:number-columns-repeated="7"/>
          <table:table-cell table:number-columns-repeated="37"/>
        </table:table-row>
        <table:table-row table:style-name="ro4">
          <table:table-cell table:style-name="ce1049" table:number-columns-repeated="19"/>
          <table:table-cell/>
          <table:table-cell table:style-name="ce1049" table:number-columns-repeated="7"/>
          <table:table-cell table:number-columns-repeated="37"/>
        </table:table-row>
        <table:table-row table:style-name="ro4">
          <table:table-cell table:style-name="ce1049" table:number-columns-repeated="27"/>
          <table:table-cell table:number-columns-repeated="37"/>
        </table:table-row>
        <table:table-row table:style-name="ro4" table:number-rows-repeated="6">
          <table:table-cell table:style-name="ce1049" table:number-columns-repeated="28"/>
          <table:table-cell table:number-columns-repeated="36"/>
        </table:table-row>
        <table:table-row table:style-name="ro4" table:number-rows-repeated="7">
          <table:table-cell table:style-name="ce1049" table:number-columns-repeated="27"/>
          <table:table-cell table:number-columns-repeated="37"/>
        </table:table-row>
        <table:table-row table:style-name="ro4" table:number-rows-repeated="7">
          <table:table-cell table:number-columns-repeated="17"/>
          <table:table-cell table:style-name="ce1049" table:number-columns-repeated="4"/>
          <table:table-cell table:number-columns-repeated="43"/>
        </table:table-row>
        <table:table-row table:style-name="ro4" table:number-rows-repeated="23">
          <table:table-cell table:number-columns-repeated="64"/>
        </table:table-row>
        <table:table-row table:style-name="ro4" table:number-rows-repeated="5">
          <table:table-cell table:style-name="ce1049" table:number-columns-repeated="25"/>
          <table:table-cell table:number-columns-repeated="39"/>
        </table:table-row>
        <table:table-row table:style-name="ro4">
          <table:table-cell table:style-name="ce2574"/>
          <table:table-cell table:number-columns-repeated="2"/>
          <table:table-cell table:style-name="ce2557" table:number-columns-repeated="16"/>
          <table:table-cell table:number-columns-repeated="2"/>
          <table:table-cell table:style-name="ce2620" table:number-columns-repeated="2"/>
          <table:table-cell table:number-columns-repeated="41"/>
        </table:table-row>
        <table:table-row table:style-name="ro4" table:number-rows-repeated="276">
          <table:table-cell table:number-columns-repeated="64"/>
        </table:table-row>
        <table:table-row table:style-name="ro6" table:number-rows-repeated="1048134">
          <table:table-cell table:number-columns-repeated="64"/>
        </table:table-row>
        <table:table-row table:style-name="ro7" table:number-rows-repeated="13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10-10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10-10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10-10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10-10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10-10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10-10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10-10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10-10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10-10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10-10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10-10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10-10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/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10-10T02:27:17.790770016</dc:date>
    <meta:print-date>2011-06-12T10:16:13</meta:print-date>
    <meta:editing-cycles>322</meta:editing-cycles>
    <meta:editing-duration>P14DT9H49M14S</meta:editing-duration>
    <meta:generator>LibreOffice/7.2.1.2$Linux_X86_64 LibreOffice_project/20$Build-2</meta:generator>
    <meta:document-statistic meta:table-count="1" meta:cell-count="771" meta:object-count="0"/>
  </office:meta>
</office:document-meta>
</file>